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color="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FFFF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FFFF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FF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FF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top" fo:wrap-option="wrap" fo:background-color="#FFFFFF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fo:background-color="#FFFFFF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FF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000000"/>
    </style:style>
    <style:style style:name="ce18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E7E6E6" style:repeat-content="false"/>
      <style:paragraph-properties fo:text-align="center"/>
      <style:text-properties fo:color="#00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FFFFF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FFFFFF" style:shrink-to-fit="true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FFFFFF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00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FFC000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FFC000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  <style:text-properties fo:color="#000000"/>
    </style:style>
    <style:style style:name="ce37" style:family="table-cell" style:parent-style-name="Default" style:data-style-name="N0">
      <style:table-cell-properties fo:border="2pt solid #000000" style:vertical-align="middle" fo:wrap-option="wrap" fo:background-color="#E7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  <style:text-properties fo:color="#000000"/>
    </style:style>
    <style:style style:name="ce39" style:family="table-cell" style:parent-style-name="Default" style:data-style-name="N0">
      <style:table-cell-properties fo:border="2pt solid #000000" style:vertical-align="middle" fo:wrap-option="wrap" fo:background-color="#E7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E7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none" fo:border-right="2pt solid #000000" fo:background-color="#FFFFFF"/>
      <style:text-properties fo:color="#000000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2pt solid #000000" fo:background-color="#FFFFFF"/>
      <style:text-properties fo:color="#000000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2pt solid #000000"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FFFF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2pt solid #000000" fo:background-color="#FFFFFF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2pt solid #000000" fo:background-color="#FFFFFF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FFFFF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FFFFF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FF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2pt solid #000000" fo:background-color="#FFFFFF"/>
      <style:text-properties fo:color="#FF0000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FFFFFF" style:shrink-to-fit="true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2pt solid #000000" style:vertical-align="top" fo:wrap-option="wrap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2pt solid #000000" fo:border-left="none" fo:border-right="2pt solid #000000" fo:background-color="#FFFFFF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  <style:text-properties fo:color="#000000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6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background-color="#FFFFFF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/>
      <style:text-properties fo:color="#00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fo:color="#000000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/>
      <style:text-properties fo:color="#000000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fo:color="#000000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fo:color="#000000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fo:color="#000000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FF"/>
      <style:text-properties fo:color="#000000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/>
      <style:text-properties fo:color="#000000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80" style:family="table-cell" style:parent-style-name="Default" style:data-style-name="N0">
      <style:table-cell-properties fo:border="2pt solid #000000" style:vertical-align="middle"/>
      <style:text-properties fo:color="#000000" fo:font-weight="bold" style:font-weight-asian="bold" style:font-weight-complex="bold"/>
    </style:style>
    <style:style style:name="ce81" style:family="table-cell" style:parent-style-name="Default" style:data-style-name="N0">
      <style:table-cell-properties fo:border="2pt solid #000000" style:vertical-align="middle" fo:wrap-option="wrap"/>
      <style:text-properties fo:color="#000000" fo:font-weight="bold" style:font-weight-asian="bold" style:font-weight-complex="bold"/>
    </style:style>
    <style:style style:name="ce82" style:family="table-cell" style:parent-style-name="Default" style:data-style-name="N0">
      <style:table-cell-properties fo:border="2pt solid #000000" style:vertical-align="middle" fo:background-color="#FFFFFF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B0F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7.0656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9.15458333333333cm"/>
    </style:style>
    <style:style style:name="co5" style:family="table-column">
      <style:table-column-properties fo:break-before="auto" style:column-width="12.5941666666667cm"/>
    </style:style>
    <style:style style:name="co6" style:family="table-column">
      <style:table-column-properties fo:break-before="auto" style:column-width="12.5677083333333cm"/>
    </style:style>
    <style:style style:name="co7" style:family="table-column">
      <style:table-column-properties fo:break-before="auto" style:column-width="13.2820833333333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21.21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30.75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TERAÇÃO_DESCRIÇÃO" table:style-name="ta1">
        <table:table-column table:style-name="co1" table:default-cell-style-name="ce5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65">
            <text:p>LISTA DE<text:s/><text:span text:style-name="T8">CÓDIGOS NOVOS E/OU COM ALTERAÇÃO NA DESCRIÇÃO</text:span><text:s/>- CID 10ª VERSÃO 2019</text:p>
          </table:table-cell>
          <table:covered-table-cell/>
          <table:table-cell table:style-name="ce26"/>
          <table:table-cell table:number-columns-repeated="16381"/>
        </table:table-row>
        <table:table-row table:style-name="ro2">
          <table:table-cell office:value-type="string" table:number-columns-spanned="2" table:number-rows-spanned="1" table:style-name="ce79">
            <text:p>Em<text:s/><text:span text:style-name="T6">negrito</text:span><text:s/>códigos novos e/ou com alteração na descrição</text:p>
          </table:table-cell>
          <table:covered-table-cell/>
          <table:table-cell table:style-name="ce26"/>
          <table:table-cell table:number-columns-repeated="16381"/>
        </table:table-row>
        <table:table-row table:style-name="ro2">
          <table:table-cell office:value-type="string" table:style-name="ce37">
            <text:p>CATEGORIA CÓDIGO</text:p>
          </table:table-cell>
          <table:table-cell office:value-type="string" table:style-name="ce41">
            <text:p>DESCRIÇÃ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8">
            <text:p>A02.1<text:s text:c="24"/></text:p>
          </table:table-cell>
          <table:table-cell office:value-type="string" table:style-name="ce42">
            <text:p><text:span text:style-name="T5">Sepse</text:span><text:s/>por salmonela<text:s text:c="10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05</text:p>
          </table:table-cell>
          <table:table-cell office:value-type="string" table:style-name="ce43">
            <text:p>Outras intoxicações<text:s/><text:span text:style-name="T5">bacterianas de origem alimentar</text:span>, não classificadas em outra par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06.4</text:p>
          </table:table-cell>
          <table:table-cell office:value-type="string" table:style-name="ce43">
            <text:p><text:s/>Abscesso<text:s/><text:span text:style-name="T5">hepático</text:span><text:s/>amebiano (K77.0*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06.5</text:p>
          </table:table-cell>
          <table:table-cell office:value-type="string" table:style-name="ce43">
            <text:p>Abscesso<text:s/><text:span text:style-name="T5">pulmonar amebiano<text:s/>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08.1<text:s text:c="24"/></text:p>
          </table:table-cell>
          <table:table-cell office:value-type="string" table:style-name="ce44">
            <text:p><text:span text:style-name="T4">Gastroenteropatia aguda devido ao</text:span><text:s/>Norovirus<text:s text:c="18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A09<text:s text:c="26"/></text:p>
          </table:table-cell>
          <table:table-cell office:value-type="string" table:style-name="ce45">
            <text:p>Outras gastroenterites e colites<text:s/><text:span text:style-name="T4">de origem infecciosa<text:s/></text:span>e as não especifica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A09.0</text:p>
          </table:table-cell>
          <table:table-cell office:value-type="string" table:style-name="ce45">
            <text:p>Outras gastroenterites e colites não especificadas de origem infeccios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1">
            <text:p>A09.9</text:p>
          </table:table-cell>
          <table:table-cell office:value-type="string" table:style-name="ce45">
            <text:p>Gastroenterite e colite de origem não especifica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9">
            <text:p>A15.0</text:p>
          </table:table-cell>
          <table:table-cell office:value-type="string" table:style-name="ce45">
            <text:p><text:span text:style-name="T4">Tuberculose</text:span><text:s/>de pulmão, confirmada por microscopia de escarro<text:s/><text:span text:style-name="T4">com ou sem cultura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9">
            <text:p>A22</text:p>
          </table:table-cell>
          <table:table-cell office:value-type="string" table:style-name="ce45">
            <text:p>Antra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22.7<text:s text:c="24"/></text:p>
          </table:table-cell>
          <table:table-cell office:value-type="string" table:style-name="ce46">
            <text:p><text:span text:style-name="T5">Sepse</text:span><text:span text:style-name="T6"><text:s/>por Antraz</text:span><text:s text:c="54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26.7<text:s text:c="24"/></text:p>
          </table:table-cell>
          <table:table-cell office:value-type="string" table:style-name="ce47">
            <text:p><text:span text:style-name="T5">Sepse</text:span><text:s/>por Erysipelothrix<text:s text:c="101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32</text:p>
          </table:table-cell>
          <table:table-cell office:value-type="string" table:style-name="ce47">
            <text:p>Listerios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A32.7<text:s text:c="24"/></text:p>
          </table:table-cell>
          <table:table-cell office:value-type="string" table:style-name="ce48">
            <text:p><text:span text:style-name="T5">Sepse</text:span><text:s/>por <text:s/>listeria<text:s text:c="9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0<text:s text:c="26"/></text:p>
          </table:table-cell>
          <table:table-cell office:value-type="string" table:style-name="ce47">
            <text:p>Sepse estreptocócica<text:s text:c="5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0.0<text:s text:c="24"/></text:p>
          </table:table-cell>
          <table:table-cell office:value-type="string" table:style-name="ce47">
            <text:p><text:span text:style-name="T5">Sepse</text:span><text:s/>por Streptococcus do grupo A<text:s text:c="11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0.1<text:s text:c="24"/></text:p>
          </table:table-cell>
          <table:table-cell office:value-type="string" table:style-name="ce47">
            <text:p><text:span text:style-name="T5">Sepse</text:span><text:s/>por Streptococcus do grupo B<text:s text:c="10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0.2<text:s text:c="24"/></text:p>
          </table:table-cell>
          <table:table-cell office:value-type="string" table:style-name="ce47">
            <text:p><text:span text:style-name="T5">Sepse</text:span><text:s/>por Streptococcus do grupo D<text:s/><text:span text:style-name="T5">e por enterococos</text:span><text:s text:c="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0.3<text:s text:c="24"/></text:p>
          </table:table-cell>
          <table:table-cell office:value-type="string" table:style-name="ce47">
            <text:p><text:span text:style-name="T5">Sepse</text:span><text:s/>por Streptococcus pneumonia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0.8<text:s text:c="24"/></text:p>
          </table:table-cell>
          <table:table-cell office:value-type="string" table:style-name="ce43">
            <text:p>Outras sepses estreptocócicas<text:s text:c="9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0.9<text:s text:c="24"/></text:p>
          </table:table-cell>
          <table:table-cell office:value-type="string" table:style-name="ce43">
            <text:p>Sepse estreptocócica não especificada<text:s text:c="10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<text:s text:c="26"/></text:p>
          </table:table-cell>
          <table:table-cell office:value-type="string" table:style-name="ce43">
            <text:p>Outras<text:s/><text:span text:style-name="T5">sepses<text:s/></text:span>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0<text:s text:c="24"/></text:p>
          </table:table-cell>
          <table:table-cell office:value-type="string" table:style-name="ce47">
            <text:p><text:span text:style-name="T5">Sepse</text:span><text:s/>por Staphylococcus aureus<text:s text:c="10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1<text:s text:c="24"/></text:p>
          </table:table-cell>
          <table:table-cell office:value-type="string" table:style-name="ce47">
            <text:p><text:span text:style-name="T5">Sepse</text:span><text:s/>por outros estafilococos especificados<text:s text:c="11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2<text:s text:c="24"/></text:p>
          </table:table-cell>
          <table:table-cell office:value-type="string" table:style-name="ce47">
            <text:p><text:span text:style-name="T5">Sepse</text:span><text:s/>por estafilococos não especificados<text:s text:c="9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3<text:s text:c="24"/></text:p>
          </table:table-cell>
          <table:table-cell office:value-type="string" table:style-name="ce47">
            <text:p><text:span text:style-name="T5">Sepse</text:span><text:s/>por Haemophilus influenzae<text:s text:c="7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4<text:s text:c="24"/></text:p>
          </table:table-cell>
          <table:table-cell office:value-type="string" table:style-name="ce47">
            <text:p><text:span text:style-name="T5">Sepse</text:span><text:s/>por anaeróbios<text:s text:c="8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5<text:s text:c="24"/></text:p>
          </table:table-cell>
          <table:table-cell office:value-type="string" table:style-name="ce47">
            <text:p><text:span text:style-name="T5">Sepse</text:span><text:s/>por outros microorganismos gram-negativos<text:s text:c="7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8<text:s text:c="24"/></text:p>
          </table:table-cell>
          <table:table-cell office:value-type="string" table:style-name="ce47">
            <text:p>Outras<text:span text:style-name="T2"><text:s/></text:span><text:span text:style-name="T5">sepses</text:span><text:span text:style-name="T2"><text:s/></text:span><text:span text:style-name="T4">estreptocócicas</text:span><text:s text:c="10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1.9<text:s text:c="24"/></text:p>
          </table:table-cell>
          <table:table-cell office:value-type="string" table:style-name="ce47">
            <text:p><text:span text:style-name="T5">Sepse</text:span>, Septicemia não especificada<text:s text:c="69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2.7<text:s text:c="24"/></text:p>
          </table:table-cell>
          <table:table-cell office:value-type="string" table:style-name="ce47">
            <text:p><text:span text:style-name="T5">Sepse</text:span><text:s/>actinomicotica<text:s text:c="8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49.1<text:s text:c="24"/></text:p>
          </table:table-cell>
          <table:table-cell office:value-type="string" table:style-name="ce47">
            <text:p>Infeccao estreptocócica<text:s/><text:span text:style-name="T5">e enterocócica de localização</text:span><text:s/>não especificada<text:s text:c="69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75</text:p>
          </table:table-cell>
          <table:table-cell office:value-type="string" table:style-name="ce48">
            <text:p>Febre do tifo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79.8</text:p>
          </table:table-cell>
          <table:table-cell office:value-type="string" table:style-name="ce48">
            <text:p>Outras riquetsioses<text:span text:style-name="T1"><text:s/>especificadas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A93.8</text:p>
          </table:table-cell>
          <table:table-cell office:value-type="string" table:style-name="ce48">
            <text:p><text:span text:style-name="T1">Outras febres virais<text:s/></text:span>transmitidas por artrópodes especificad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A92.5</text:p>
          </table:table-cell>
          <table:table-cell office:value-type="string" table:style-name="ce45">
            <text:p>Doença pelo Zika víru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A97</text:p>
          </table:table-cell>
          <table:table-cell office:value-type="string" table:style-name="ce45">
            <text:p>Dengu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A97.0</text:p>
          </table:table-cell>
          <table:table-cell office:value-type="string" table:style-name="ce45">
            <text:p>Dengue sem sinais de alert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A97.1</text:p>
          </table:table-cell>
          <table:table-cell office:value-type="string" table:style-name="ce45">
            <text:p>Dengue com sinais de alert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A97.2</text:p>
          </table:table-cell>
          <table:table-cell office:value-type="string" table:style-name="ce45">
            <text:p>Dengue grav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A97.9</text:p>
          </table:table-cell>
          <table:table-cell office:value-type="string" table:style-name="ce45">
            <text:p>Dengue, não especificada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B00.7</text:p>
          </table:table-cell>
          <table:table-cell office:value-type="string" table:style-name="ce45">
            <text:p><text:span text:style-name="T4">Doença</text:span><text:s/>herpesviral disseminada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B00.8</text:p>
          </table:table-cell>
          <table:table-cell office:value-type="string" table:style-name="ce45">
            <text:p><text:span text:style-name="T4">Outras formas de infecção</text:span><text:s/>viral por herpe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B17.0<text:s text:c="24"/></text:p>
          </table:table-cell>
          <table:table-cell office:value-type="string" table:style-name="ce44">
            <text:p><text:span text:style-name="T4">Delta-(super)infecção</text:span><text:s/>aguda<text:s/><text:span text:style-name="T4">de portador de hepatite B</text:span><text:s text:c="97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B17.9</text:p>
          </table:table-cell>
          <table:table-cell office:value-type="string" table:style-name="ce45">
            <text:p>Hepatite viral aguda não especificada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B19.0</text:p>
          </table:table-cell>
          <table:table-cell office:value-type="string" table:style-name="ce45">
            <text:p><text:span text:style-name="T4">Hepatite viral não especificada com coma<text:s/></text:span>hepático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B19.9</text:p>
          </table:table-cell>
          <table:table-cell office:value-type="string" table:style-name="ce45">
            <text:p><text:span text:style-name="T4">Hepatite viral não especificada sem coma</text:span><text:s/>hepático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B21.1</text:p>
          </table:table-cell>
          <table:table-cell office:value-type="string" table:style-name="ce45">
            <text:p><text:span text:style-name="T4">Doença</text:span><text:s/>do HIV<text:s/><text:span text:style-name="T4">resultando em linfoma de Burkitt</text:span>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B21.2</text:p>
          </table:table-cell>
          <table:table-cell office:value-type="string" table:style-name="ce45">
            <text:p><text:span text:style-name="T4">Doença</text:span><text:s/>por<text:span text:style-name="T4"><text:s/>HIV resultando em outros tipos de linfoma não - Hodgkin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B35.6<text:s text:c="24"/></text:p>
          </table:table-cell>
          <table:table-cell office:value-type="string" table:style-name="ce44">
            <text:p>Tinha inguinal [Tinea cruris]<text:s text:c="9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B37.7<text:s text:c="24"/></text:p>
          </table:table-cell>
          <table:table-cell office:value-type="string" table:style-name="ce47">
            <text:p><text:span text:style-name="T5">Sepse</text:span><text:s/>por Candida<text:s text:c="53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B48.5</text:p>
          </table:table-cell>
          <table:table-cell office:value-type="string" table:style-name="ce45">
            <text:p>Pneumocistose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B71.1</text:p>
          </table:table-cell>
          <table:table-cell office:value-type="string" table:style-name="ce45">
            <text:p>Dipilidíase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95.2<text:s text:c="24"/></text:p>
          </table:table-cell>
          <table:table-cell office:value-type="string" table:style-name="ce49">
            <text:p>Estreptococo do grupo D<text:span text:style-name="T5"><text:s/>e enterococos,</text:span><text:s/>como causa de doencas classificadas em outros capitulos<text:s text:c="200"/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B96.5<text:s text:c="24"/></text:p>
          </table:table-cell>
          <table:table-cell office:value-type="string" table:style-name="ce50">
            <text:p>Outros agentes bacterianos<text:s/><text:span text:style-name="T6">especificados</text:span><text:s/>como causa de doenças classificadas em outros capítulo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B96.5<text:s text:c="24"/></text:p>
          </table:table-cell>
          <table:table-cell office:value-type="string" table:style-name="ce44">
            <text:p>Pseudomonas (aeruginosa) como causa de doenças classificadas em outros capítulos<text:s/>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98</text:p>
          </table:table-cell>
          <table:table-cell office:value-type="string" table:style-name="ce51">
            <text:p>Outros agentes infecciosos especificados como causa de doenças classificadas em outros capítulos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B98.0</text:p>
          </table:table-cell>
          <table:table-cell office:value-type="string" table:style-name="ce51">
            <text:p>Helicobacter pylori [H. pylori] como causa de doenças classificadas em outros capítul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B98.1</text:p>
          </table:table-cell>
          <table:table-cell office:value-type="string" table:style-name="ce45">
            <text:p>Vibrio vulnificus como causa de doenças classificadas em outros capítulos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14.2</text:p>
          </table:table-cell>
          <table:table-cell office:value-type="string" table:style-name="ce45">
            <text:p><text:span text:style-name="T4">Anel</text:span><text:s/><text:span text:style-name="T4">Waldeyer</text:span>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17.3</text:p>
          </table:table-cell>
          <table:table-cell office:value-type="string" table:style-name="ce45">
            <text:p><text:span text:style-name="T4">Divertículo</text:span><text:s/><text:span text:style-name="T4">Meckel</text:span>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77</text:p>
          </table:table-cell>
          <table:table-cell office:value-type="string" table:style-name="ce45">
            <text:p><text:span text:style-name="T4">Neoplasia maligna secundária e não especificada<text:s/></text:span>de linfonodos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78.7<text:s text:c="24"/></text:p>
          </table:table-cell>
          <table:table-cell office:value-type="string" table:style-name="ce47">
            <text:p>Neoplasia maligna secundária do fígado<text:span text:style-name="T2"><text:s/></text:span><text:span text:style-name="T5">e duto biliar intra-hepático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79<text:s text:c="26"/></text:p>
          </table:table-cell>
          <table:table-cell office:value-type="string" table:style-name="ce47">
            <text:p>Neoplasia maligna secundaria de outras localizacoes<text:s/><text:span text:style-name="T5">e localizações não especificadas</text:span><text:s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79.9</text:p>
          </table:table-cell>
          <table:table-cell office:value-type="string" table:style-name="ce45">
            <text:p>Neoplasia maligna secundária de localização não especificad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0.0</text:p>
          </table:table-cell>
          <table:table-cell office:value-type="string" table:style-name="ce45">
            <text:p>Neoplasia maligna de localização primária desconhecida, assim descrit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0.9</text:p>
          </table:table-cell>
          <table:table-cell office:value-type="string" table:style-name="ce45">
            <text:p>Neoplasia maligna de localização primária não especificad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1<text:s text:c="26"/></text:p>
          </table:table-cell>
          <table:table-cell office:value-type="string" table:style-name="ce47">
            <text:p><text:span text:style-name="T5">Linfoma</text:span><text:s/>de Hodgkin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1.0<text:s text:c="24"/></text:p>
          </table:table-cell>
          <table:table-cell office:value-type="string" table:style-name="ce44">
            <text:p>Linfoma nodular de Hodgkin com predominância de linfócitos<text:s text:c="20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1.1<text:s text:c="24"/></text:p>
          </table:table-cell>
          <table:table-cell office:value-type="string" table:style-name="ce44">
            <text:p>Linfoma de Hodgkin clássico com esclerose nodular<text:s text:c="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1.2<text:s text:c="24"/></text:p>
          </table:table-cell>
          <table:table-cell office:value-type="string" table:style-name="ce44">
            <text:p>Linfoma de Hodgkin clássico com celularidade mista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1.3<text:s text:c="24"/></text:p>
          </table:table-cell>
          <table:table-cell office:value-type="string" table:style-name="ce44">
            <text:p>Linfoma de Hodgkin clássico com depleção linfocítica<text:s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1.4</text:p>
          </table:table-cell>
          <table:table-cell office:value-type="string" table:style-name="ce45">
            <text:p>Linfoma de Hodgkin clássico rico em linfócito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1.7<text:s text:c="24"/></text:p>
          </table:table-cell>
          <table:table-cell office:value-type="string" table:style-name="ce44">
            <text:p>Outros linfomas clássicos de Hodgkin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1.9<text:s text:c="24"/></text:p>
          </table:table-cell>
          <table:table-cell office:value-type="string" table:style-name="ce44">
            <text:p>Linfoma de Hodgkin, não especificado<text:s text:c="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2<text:s text:c="26"/></text:p>
          </table:table-cell>
          <table:table-cell office:value-type="string" table:style-name="ce44">
            <text:p><text:span text:style-name="T4">Linfoma folicular<text:s/></text:span>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2.0<text:s text:c="24"/></text:p>
          </table:table-cell>
          <table:table-cell office:value-type="string" table:style-name="ce44">
            <text:p>Linfoma folicular grau I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2.1<text:s text:c="24"/></text:p>
          </table:table-cell>
          <table:table-cell office:value-type="string" table:style-name="ce44">
            <text:p>Linfoma folicular grau II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2.2<text:s text:c="24"/></text:p>
          </table:table-cell>
          <table:table-cell office:value-type="string" table:style-name="ce45">
            <text:p>Linfoma folicular grau III, não especificad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2.3</text:p>
          </table:table-cell>
          <table:table-cell office:value-type="string" table:style-name="ce45">
            <text:p>Linfoma folicular grau III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2.4</text:p>
          </table:table-cell>
          <table:table-cell office:value-type="string" table:style-name="ce45">
            <text:p>Linfoma folicular grau IIIb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2.5</text:p>
          </table:table-cell>
          <table:table-cell office:value-type="string" table:style-name="ce45">
            <text:p>Linfoma centro folicular difus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2.6</text:p>
          </table:table-cell>
          <table:table-cell office:value-type="string" table:style-name="ce45">
            <text:p>Linfoma centro folicular cutâne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2.7<text:s text:c="24"/></text:p>
          </table:table-cell>
          <table:table-cell office:value-type="string" table:style-name="ce44">
            <text:p>Outros tipos de linfoma folicular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2.9<text:s text:c="24"/></text:p>
          </table:table-cell>
          <table:table-cell office:value-type="string" table:style-name="ce44">
            <text:p>Linfoma folicular, não especificado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<text:s text:c="26"/></text:p>
          </table:table-cell>
          <table:table-cell office:value-type="string" table:style-name="ce44">
            <text:p><text:span text:style-name="T4">Linfoma</text:span><text:s/>não folicular<text:s/><text:span text:style-name="T4">não Hodgkin</text:span>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.0<text:s text:c="24"/></text:p>
          </table:table-cell>
          <table:table-cell office:value-type="string" table:style-name="ce44">
            <text:p>Linfoma de células B, pequenas células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.1<text:s text:c="24"/></text:p>
          </table:table-cell>
          <table:table-cell office:value-type="string" table:style-name="ce44">
            <text:p>Linfoma da zona do manto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.3<text:s text:c="24"/></text:p>
          </table:table-cell>
          <table:table-cell office:value-type="string" table:style-name="ce44">
            <text:p>Linfoma de células B grandes difuso<text:s text:c="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.5<text:s text:c="24"/></text:p>
          </table:table-cell>
          <table:table-cell office:value-type="string" table:style-name="ce44">
            <text:p>Linfoma linfoblástico (difuso)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.7<text:s text:c="24"/></text:p>
          </table:table-cell>
          <table:table-cell office:value-type="string" table:style-name="ce44">
            <text:p>Linfoma de Burkitt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.8<text:s text:c="24"/></text:p>
          </table:table-cell>
          <table:table-cell office:value-type="string" table:style-name="ce44">
            <text:p>Outros linfomas não foliculares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3.9<text:s text:c="24"/></text:p>
          </table:table-cell>
          <table:table-cell office:value-type="string" table:style-name="ce44">
            <text:p>Linfoma não folicular (difuso), não especificado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4<text:s text:c="26"/></text:p>
          </table:table-cell>
          <table:table-cell office:value-type="string" table:style-name="ce44">
            <text:p><text:span text:style-name="T4">Linfomas</text:span><text:s/>de celulas T/NK maduras<text:s text:c="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4.4<text:s text:c="24"/></text:p>
          </table:table-cell>
          <table:table-cell office:value-type="string" table:style-name="ce44">
            <text:p><text:span text:style-name="T4">Linfoma de células T periférico</text:span><text:s/>não classificado em outra parte<text:s text:c="1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84.5<text:s text:c="24"/></text:p>
          </table:table-cell>
          <table:table-cell office:value-type="string" table:style-name="ce44">
            <text:p>Outros linfomas de células T/NK maduras<text:s text:c="7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4.6</text:p>
          </table:table-cell>
          <table:table-cell office:value-type="string" table:style-name="ce45">
            <text:p>Linfoma anaplásico de células grandes, ALK positiv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4.7</text:p>
          </table:table-cell>
          <table:table-cell office:value-type="string" table:style-name="ce45">
            <text:p>Linfoma anaplásico de células grandes, ALK negativ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4.8</text:p>
          </table:table-cell>
          <table:table-cell office:value-type="string" table:style-name="ce45">
            <text:p>Linfoma cutâneo de células T, não especificad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4.9</text:p>
          </table:table-cell>
          <table:table-cell office:value-type="string" table:style-name="ce45">
            <text:p>Linfoma de células T/NK maduras, não especificado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85</text:p>
          </table:table-cell>
          <table:table-cell office:value-type="string" table:style-name="ce48">
            <text:p>Outros tipos e não especificados de linfoma não<text:s/><text:span text:style-name="T7">-<text:s/></text:span>Hodgkin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5.2</text:p>
          </table:table-cell>
          <table:table-cell office:value-type="string" table:style-name="ce45">
            <text:p>Linfoma de células B grandes mediastinal (timo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</text:p>
          </table:table-cell>
          <table:table-cell office:value-type="string" table:style-name="ce45">
            <text:p>Outros tipos especificados de linfomas de células T/NK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.0</text:p>
          </table:table-cell>
          <table:table-cell office:value-type="string" table:style-name="ce45">
            <text:p>Linfoma de células NK extranodais, tipo nasal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.1</text:p>
          </table:table-cell>
          <table:table-cell office:value-type="string" table:style-name="ce45">
            <text:p>Linfoma de células T hepatoesplênic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.2</text:p>
          </table:table-cell>
          <table:table-cell office:value-type="string" table:style-name="ce45">
            <text:p>Linfoma de células T tipo enteropati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.3</text:p>
          </table:table-cell>
          <table:table-cell office:value-type="string" table:style-name="ce45">
            <text:p>Linfoma de células T, subcutâneo, semelhante a paniculit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.4</text:p>
          </table:table-cell>
          <table:table-cell office:value-type="string" table:style-name="ce45">
            <text:p>Linfoma de células NK blástic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.5</text:p>
          </table:table-cell>
          <table:table-cell office:value-type="string" table:style-name="ce45">
            <text:p>Linfoma de células T angioimunoblástic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86.6</text:p>
          </table:table-cell>
          <table:table-cell office:value-type="string" table:style-name="ce52">
            <text:p>Proliferações cutâneas primárias de células T, CD30 positivas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88</text:p>
          </table:table-cell>
          <table:table-cell office:value-type="string" table:style-name="ce52">
            <text:p>Outro linfoma de células B [ Doenças imunoproliferativas malignas ]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88.0</text:p>
          </table:table-cell>
          <table:table-cell office:value-type="string" table:style-name="ce52">
            <text:p><text:span text:style-name="T4">Macroglobulinemia</text:span><text:s/>de<text:span text:style-name="T4"><text:s/>Waldenström</text:span>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88.2</text:p>
          </table:table-cell>
          <table:table-cell office:value-type="string" table:style-name="ce52">
            <text:p>Outra<text:span text:style-name="T4"><text:s/>doença de cadeia pesada</text:span>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C88.4</text:p>
          </table:table-cell>
          <table:table-cell office:value-type="string" table:style-name="ce51">
            <text:p>Linfoma de células B de zona marginal extranodal de tecido linfoide associado a tecido mucoso [linfoma MALT ou TLAB]</text:p>
          </table:table-cell>
          <table:table-cell table:number-columns-repeated="16382"/>
        </table:table-row>
        <table:table-row table:style-name="ro1">
          <table:table-cell office:value-type="string" table:style-name="ce60">
            <text:p>C90</text:p>
          </table:table-cell>
          <table:table-cell office:value-type="string" table:style-name="ce51">
            <text:p><text:span text:style-name="T4">Mieloma múltiplo e neoplasias malignas de</text:span><text:s/>células plasmáticas</text:p>
          </table:table-cell>
          <table:table-cell table:number-columns-repeated="16382"/>
        </table:table-row>
        <table:table-row table:style-name="ro1">
          <table:table-cell office:value-type="string" table:style-name="ce60">
            <text:p>C90.1</text:p>
          </table:table-cell>
          <table:table-cell office:value-type="string" table:style-name="ce51">
            <text:p><text:span text:style-name="T4">Leucemia</text:span><text:s/>de células plasmátic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0.3</text:p>
          </table:table-cell>
          <table:table-cell office:value-type="string" table:style-name="ce45">
            <text:p>Plasmocitoma solitário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1.0</text:p>
          </table:table-cell>
          <table:table-cell office:value-type="string" table:style-name="ce45">
            <text:p><text:span text:style-name="T4">Leucemia linfoblástica aguda</text:span><text:s/>[ALL]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1.1</text:p>
          </table:table-cell>
          <table:table-cell office:value-type="string" table:style-name="ce45">
            <text:p><text:span text:style-name="T4">Leucemia linfocítica crônica</text:span><text:s/>do tipo de célula B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1.3</text:p>
          </table:table-cell>
          <table:table-cell office:value-type="string" table:style-name="ce45">
            <text:p><text:span text:style-name="T4">Leucemia prolinfocítica<text:s/></text:span>do tipo de célula B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1.4</text:p>
          </table:table-cell>
          <table:table-cell office:value-type="string" table:style-name="ce45">
            <text:p>Peludo - leucemia de célula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C91.5<text:s text:c="24"/></text:p>
          </table:table-cell>
          <table:table-cell office:value-type="string" table:style-name="ce44">
            <text:p><text:span text:style-name="T4">Leucemi</text:span>a/linfoma de células T adultas [associada a HTLV-1]<text:s text:c="4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1.6</text:p>
          </table:table-cell>
          <table:table-cell office:value-type="string" table:style-name="ce45">
            <text:p>Leucemia polimorfocítica de células T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1.8</text:p>
          </table:table-cell>
          <table:table-cell office:value-type="string" table:style-name="ce45">
            <text:p>Leucemia de células B maduras tipo Burkitt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2.0</text:p>
          </table:table-cell>
          <table:table-cell office:value-type="string" table:style-name="ce45">
            <text:p><text:span text:style-name="T4">Leucemia<text:s/></text:span>mieloblástica aguda[LMA]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2.1</text:p>
          </table:table-cell>
          <table:table-cell office:value-type="string" table:style-name="ce45">
            <text:p><text:span text:style-name="T4">Leucemia mielóide crônica</text:span><text:s/>[CML], BCR/ABL-positivo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2.2</text:p>
          </table:table-cell>
          <table:table-cell office:value-type="string" table:style-name="ce45">
            <text:p><text:span text:style-name="T4">Leucemia mielóide</text:span><text:s/>crônica atípica , BCR/ABL-negativo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2.4</text:p>
          </table:table-cell>
          <table:table-cell office:value-type="string" table:style-name="ce45">
            <text:p><text:span text:style-name="T4">Leucemia<text:s/></text:span>promielocítica<text:span text:style-name="T4"><text:s/>aguda</text:span><text:s/>[LMP]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2.6</text:p>
          </table:table-cell>
          <table:table-cell office:value-type="string" table:style-name="ce45">
            <text:p>Leucemia mieloide aguda com anormalidade 11q23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2.8</text:p>
          </table:table-cell>
          <table:table-cell office:value-type="string" table:style-name="ce45">
            <text:p>Leucemia mieloide aguda com displasia multilinhagem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3.3</text:p>
          </table:table-cell>
          <table:table-cell office:value-type="string" table:style-name="ce45">
            <text:p>Leucemia mielomonocítica juvenil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4.0</text:p>
          </table:table-cell>
          <table:table-cell office:value-type="string" table:style-name="ce45">
            <text:p><text:span text:style-name="T4">Eritemia aguda e</text:span><text:s/>leucemia eritroide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C94.4</text:p>
          </table:table-cell>
          <table:table-cell office:value-type="string" table:style-name="ce45">
            <text:p><text:span text:style-name="T4">Panmielose aguda<text:s/></text:span>com mielofibros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4.6</text:p>
          </table:table-cell>
          <table:table-cell office:value-type="string" table:style-name="ce52">
            <text:p>Doença mielodisplásica e mieloproliferativa não classificada em outra parte</text:p>
          </table:table-cell>
          <table:table-cell table:number-columns-repeated="16382"/>
        </table:table-row>
        <table:table-row table:style-name="ro3">
          <table:table-cell office:value-type="string" table:style-name="ce59">
            <text:p>C96.0</text:p>
          </table:table-cell>
          <table:table-cell office:value-type="string" table:style-name="ce52">
            <text:p>Histiocitose de células de Langerhans multifocal e multissistêmica (disseminada) [ doença de Letterer-Siwe ]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6.4</text:p>
          </table:table-cell>
          <table:table-cell office:value-type="string" table:style-name="ce45">
            <text:p>Sarcoma de células dendríticas (células acessórias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6.5</text:p>
          </table:table-cell>
          <table:table-cell office:value-type="string" table:style-name="ce45">
            <text:p>Histiocitose multifocal e unissistêmica de células de Langerhan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6.6</text:p>
          </table:table-cell>
          <table:table-cell office:value-type="string" table:style-name="ce45">
            <text:p>Histiocitose unifocal de células de Langerhan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C96.8</text:p>
          </table:table-cell>
          <table:table-cell office:value-type="string" table:style-name="ce45">
            <text:p>Sarcoma histiocític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46.0<text:s text:c="24"/></text:p>
          </table:table-cell>
          <table:table-cell office:value-type="string" table:style-name="ce44">
            <text:p>Anemia refratária sem anéis de sideroblastos, assim descrita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46.1<text:s text:c="24"/></text:p>
          </table:table-cell>
          <table:table-cell office:value-type="string" table:style-name="ce44">
            <text:p>Anemia refratária com anéis de sideroblastos<text:s text:c="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46.2<text:s text:c="24"/></text:p>
          </table:table-cell>
          <table:table-cell office:value-type="string" table:style-name="ce47">
            <text:p>Anemia refrataria com excesso de blastos<text:span text:style-name="T2"><text:s/></text:span><text:span text:style-name="T5">[AREB]<text:s text:c="7"/>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D46.5</text:p>
          </table:table-cell>
          <table:table-cell office:value-type="string" table:style-name="ce45">
            <text:p>Anemia refratária com displasia multilinhagem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D46.6</text:p>
          </table:table-cell>
          <table:table-cell office:value-type="string" table:style-name="ce45">
            <text:p>Síndrome mielodisplásica com anomalia cromossômica do (5q) isolad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47.2<text:s text:c="24"/></text:p>
          </table:table-cell>
          <table:table-cell office:value-type="string" table:style-name="ce44">
            <text:p><text:span text:style-name="T4">Gamopatia monoclonal<text:s/></text:span>de relevância indeterminada (MGUS)<text:s text:c="12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D47.4</text:p>
          </table:table-cell>
          <table:table-cell office:value-type="string" table:style-name="ce45">
            <text:p>Osteomielofibros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D47.5</text:p>
          </table:table-cell>
          <table:table-cell office:value-type="string" table:style-name="ce45">
            <text:p>Leucemia eosinofílica crônica [síndrome hipereosinofílica]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63.8<text:s text:c="24"/></text:p>
          </table:table-cell>
          <table:table-cell office:value-type="string" table:style-name="ce47">
            <text:p>Anemia em outras doencas crônicas classificadas em outra parte<text:s text:c="13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D68.5</text:p>
          </table:table-cell>
          <table:table-cell office:value-type="string" table:style-name="ce45">
            <text:p>Trombofilia primári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D68.6</text:p>
          </table:table-cell>
          <table:table-cell office:value-type="string" table:style-name="ce45">
            <text:p>Outras trombofilia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D76<text:s text:c="26"/></text:p>
          </table:table-cell>
          <table:table-cell office:value-type="string" table:style-name="ce45">
            <text:p>Doenças especificadas com participação dos tecidos linforeticular e reticulo-histiocític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D89.3</text:p>
          </table:table-cell>
          <table:table-cell office:value-type="string" table:style-name="ce45">
            <text:p>Síndrome de reconstituição imune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E10</text:p>
          </table:table-cell>
          <table:table-cell office:value-type="string" table:style-name="ce45">
            <text:p>Diabetes melito tipo 1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E11</text:p>
          </table:table-cell>
          <table:table-cell office:value-type="string" table:style-name="ce45">
            <text:p>Diabetes melito tipo 2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E83.3<text:s text:c="24"/></text:p>
          </table:table-cell>
          <table:table-cell office:value-type="string" table:style-name="ce47">
            <text:p>Disturbios do metabolismo do fosforo<text:s/><text:span text:style-name="T5">e das fosfatases<text:s text:c="8"/>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E88.3</text:p>
          </table:table-cell>
          <table:table-cell office:value-type="string" table:style-name="ce45">
            <text:p>Síndrome de lise tumoral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G04.1<text:s text:c="24"/></text:p>
          </table:table-cell>
          <table:table-cell office:value-type="string" table:style-name="ce52">
            <text:p><text:span text:style-name="T4">Paraplegia</text:span><text:s/>associada ao vírus linfotrópico humano de células T <text:s/>humanas<text:s text:c="238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14</text:p>
          </table:table-cell>
          <table:table-cell office:value-type="string" table:style-name="ce45">
            <text:p>Síndrome pós-póli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21.4</text:p>
          </table:table-cell>
          <table:table-cell office:value-type="string" table:style-name="ce45">
            <text:p>Parkinsonismo vascular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G23.2<text:s text:c="24"/></text:p>
          </table:table-cell>
          <table:table-cell office:value-type="string" table:style-name="ce44">
            <text:p>Atrofia de múltiplos sistemas, tipo Parkinsoniana [MAS-P]<text:s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23.3</text:p>
          </table:table-cell>
          <table:table-cell office:value-type="string" table:style-name="ce45">
            <text:p>Atrofia de múltiplos sistemas, tipo cerebelar [MAS-C]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G73.1<text:s text:c="24"/></text:p>
          </table:table-cell>
          <table:table-cell office:value-type="string" table:style-name="ce44">
            <text:p>Síndrome de Lambert-Eaton<text:s text:c="4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83.5</text:p>
          </table:table-cell>
          <table:table-cell office:value-type="string" table:style-name="ce45">
            <text:p>Síndrome do encarceramento [“locked-in syndrome”]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83.6</text:p>
          </table:table-cell>
          <table:table-cell office:value-type="string" table:style-name="ce45">
            <text:p>Paralisia facial do neurônio motor superior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90.5</text:p>
          </table:table-cell>
          <table:table-cell office:value-type="string" table:style-name="ce45">
            <text:p>Síndrome complexa de dor regional tipo 1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90.6</text:p>
          </table:table-cell>
          <table:table-cell office:value-type="string" table:style-name="ce45">
            <text:p>Síndrome complexa de dor regional tipo 2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90.7</text:p>
          </table:table-cell>
          <table:table-cell office:value-type="string" table:style-name="ce45">
            <text:p>Síndrome complexa de dor regional, de outros tipos e as não especificad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G94.3</text:p>
          </table:table-cell>
          <table:table-cell office:value-type="string" table:style-name="ce45">
            <text:p>Encefalopatia em doenças classificadas em outra part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<text:s text:c="26"/></text:p>
          </table:table-cell>
          <table:table-cell office:value-type="string" table:style-name="ce44">
            <text:p>Deficiência visual, inclusive cegueira (binocular ou monocular)<text:s text:c="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.0<text:s text:c="24"/></text:p>
          </table:table-cell>
          <table:table-cell office:value-type="string" table:style-name="ce44">
            <text:p>Cegueira binocular<text:s text:c="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.1<text:s text:c="24"/></text:p>
          </table:table-cell>
          <table:table-cell office:value-type="string" table:style-name="ce44">
            <text:p>Deficiência visual grave, binocular<text:s text:c="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.2<text:s text:c="24"/></text:p>
          </table:table-cell>
          <table:table-cell office:value-type="string" table:style-name="ce44">
            <text:p>Deficiência visual moderada, binocular<text:s text:c="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.3<text:s text:c="24"/></text:p>
          </table:table-cell>
          <table:table-cell office:value-type="string" table:style-name="ce44">
            <text:p>Deficiência visual leve ou inexistente, binocular<text:s text:c="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.4<text:s text:c="24"/></text:p>
          </table:table-cell>
          <table:table-cell office:value-type="string" table:style-name="ce44">
            <text:p>Cegueira monocular<text:s text:c="2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.5<text:s text:c="24"/></text:p>
          </table:table-cell>
          <table:table-cell office:value-type="string" table:style-name="ce44">
            <text:p>Deficiência visual grave, monocular<text:s text:c="1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H54.6<text:s text:c="24"/></text:p>
          </table:table-cell>
          <table:table-cell office:value-type="string" table:style-name="ce44">
            <text:p>Deficiência visual moderada, monocular<text:s text:c="7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H54.9</text:p>
          </table:table-cell>
          <table:table-cell office:value-type="string" table:style-name="ce45">
            <text:p>Deficiência visual não especificada (binocular)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25.4<text:s text:c="24"/></text:p>
          </table:table-cell>
          <table:table-cell office:value-type="string" table:style-name="ce47">
            <text:p>Aneurisma e dissecação de artéria coronaria<text:s text:c="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34</text:p>
          </table:table-cell>
          <table:table-cell office:value-type="string" table:style-name="ce47">
            <text:p><text:span text:style-name="T6">Distúrbios</text:span><text:s/>não reumáticos da valva mitral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35</text:p>
          </table:table-cell>
          <table:table-cell office:value-type="string" table:style-name="ce47">
            <text:p><text:span text:style-name="T6">Distúrbios</text:span><text:s/>não reumáticos da valva aórtic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48.0</text:p>
          </table:table-cell>
          <table:table-cell office:value-type="string" table:style-name="ce45">
            <text:p>Fibrilação atrial paroxístic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48.1</text:p>
          </table:table-cell>
          <table:table-cell office:value-type="string" table:style-name="ce45">
            <text:p>Fibrilação atrial persistent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48.2</text:p>
          </table:table-cell>
          <table:table-cell office:value-type="string" table:style-name="ce45">
            <text:p>Fibrilação atrial crônic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48.3</text:p>
          </table:table-cell>
          <table:table-cell office:value-type="string" table:style-name="ce45">
            <text:p>“Flutter” atrial típic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48.4</text:p>
          </table:table-cell>
          <table:table-cell office:value-type="string" table:style-name="ce45">
            <text:p>“Flutter” atrial atípic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48.9</text:p>
          </table:table-cell>
          <table:table-cell office:value-type="string" table:style-name="ce45">
            <text:p>“Flutter” e fibrilação atrial não especificado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62.0<text:s text:c="24"/></text:p>
          </table:table-cell>
          <table:table-cell office:value-type="string" table:style-name="ce44">
            <text:p><text:span text:style-name="T4">Hemorragia subdural</text:span><text:s text:c="3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<text:s text:c="26"/></text:p>
          </table:table-cell>
          <table:table-cell office:value-type="string" table:style-name="ce47">
            <text:p>Outros aneurismas<text:s/><text:span text:style-name="T5">e dissecções<text:s text:c="3"/></text:span><text:s text:c="39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.0<text:s text:c="24"/></text:p>
          </table:table-cell>
          <table:table-cell office:value-type="string" table:style-name="ce47">
            <text:p>Aneurisma e dissecção da artéria carotida<text:s text:c="2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.1<text:s text:c="24"/></text:p>
          </table:table-cell>
          <table:table-cell office:value-type="string" table:style-name="ce47">
            <text:p>Aneurisma e dissecção de artéria dos membros superiores<text:s text:c="1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.2<text:s text:c="24"/></text:p>
          </table:table-cell>
          <table:table-cell office:value-type="string" table:style-name="ce47">
            <text:p>Aneurisma e dissecção da artéria renal<text:s text:c="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.3<text:s text:c="24"/></text:p>
          </table:table-cell>
          <table:table-cell office:value-type="string" table:style-name="ce47">
            <text:p>Aneurisma e dissecção de artéria iliaca<text:s text:c="1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.4<text:s text:c="24"/></text:p>
          </table:table-cell>
          <table:table-cell office:value-type="string" table:style-name="ce47">
            <text:p>Aneurisma e dissecção de artéria dos membros inferiores<text:s text:c="19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72.5</text:p>
          </table:table-cell>
          <table:table-cell office:value-type="string" table:style-name="ce45">
            <text:p>Aneurisma e dissecção de outras artérias pré-cerebrai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72.6</text:p>
          </table:table-cell>
          <table:table-cell office:value-type="string" table:style-name="ce45">
            <text:p>Aneurisma e dissecção da artéria vertebral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.8<text:s text:c="24"/></text:p>
          </table:table-cell>
          <table:table-cell office:value-type="string" table:style-name="ce47">
            <text:p>Aneurisma e dissecção de outras artérias especificadas<text:s text:c="1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72.9<text:s text:c="24"/></text:p>
          </table:table-cell>
          <table:table-cell office:value-type="string" table:style-name="ce47">
            <text:p>Aneurisma e dissecção de localização não especificada<text:s text:c="3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83</text:p>
          </table:table-cell>
          <table:table-cell office:value-type="string" table:style-name="ce47">
            <text:p>Varizes<text:s/><text:span text:style-name="T6">das extremidades inferiores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85</text:p>
          </table:table-cell>
          <table:table-cell office:value-type="string" table:style-name="ce47">
            <text:p>Varizes<text:s/><text:span text:style-name="T6">esofágicas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87.0<text:s text:c="24"/></text:p>
          </table:table-cell>
          <table:table-cell office:value-type="string" table:style-name="ce47">
            <text:p>Sindrome<text:s/><text:span text:style-name="T5">pós-trombótica</text:span><text:s text:c="1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I98.2</text:p>
          </table:table-cell>
          <table:table-cell office:value-type="string" table:style-name="ce47">
            <text:p>Varizes esofágicas<text:s/><text:span text:style-name="T6">sem sangramento<text:s/></text:span>em doenças classificadas em outra part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I98.3</text:p>
          </table:table-cell>
          <table:table-cell office:value-type="string" table:style-name="ce45">
            <text:p>Varizes esofagianas sangrantes em doenças classificadas em outra part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J09<text:s text:c="26"/></text:p>
          </table:table-cell>
          <table:table-cell office:value-type="string" table:style-name="ce44">
            <text:p><text:span text:style-name="T4">Influenza</text:span><text:s/>devido a vírus da influenza <text:s/>zoonótico ou pandêmico <text:s/>identificado<text:s text:c="4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J10<text:s text:c="26"/></text:p>
          </table:table-cell>
          <table:table-cell office:value-type="string" table:style-name="ce44">
            <text:p><text:span text:style-name="T4">Influenza</text:span><text:s/>devido a vírus da gripe sazonal identificado<text:s text:c="1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J10.0<text:s text:c="24"/></text:p>
          </table:table-cell>
          <table:table-cell office:value-type="string" table:style-name="ce53">
            <text:p>Influenza com pneumonia devido a vírus da gripe<text:s/><text:span text:style-name="T5">sazonal</text:span><text:span text:style-name="T4"><text:s text:c="2"/>identificado<text:s/></text:span><text:span text:style-name="T5"><text:s text:c="4"/></text:span><text:s text:c="19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J10.1<text:s text:c="24"/></text:p>
          </table:table-cell>
          <table:table-cell office:value-type="string" table:style-name="ce53">
            <text:p>Gripe com outras manifestacoes respiratorias, devido a vírus da gripe sazonal identificado<text:s text:c="6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J10.8<text:s text:c="24"/></text:p>
          </table:table-cell>
          <table:table-cell office:value-type="string" table:style-name="ce47">
            <text:p>Influenza com outras manifestacoes, devido a vírus da gripe sazonal identificado<text:s text:c="10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J12.3</text:p>
          </table:table-cell>
          <table:table-cell office:value-type="string" table:style-name="ce45">
            <text:p>Pneumonia devida a metapneumovírus human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J15.6<text:s text:c="24"/></text:p>
          </table:table-cell>
          <table:table-cell office:value-type="string" table:style-name="ce47">
            <text:p>Pneumonia devida a outras bacterias<text:span text:style-name="T2"><text:s/></text:span><text:span text:style-name="T5">Gram-negativas<text:s text:c="2"/></text:span><text:s text:c="19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J21.1</text:p>
          </table:table-cell>
          <table:table-cell office:value-type="string" table:style-name="ce45">
            <text:p>Bronquiolite aguda devida a metapneumovírus human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J98.7</text:p>
          </table:table-cell>
          <table:table-cell office:value-type="string" table:style-name="ce45">
            <text:p>Infecção respiratória não classificada em outra part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02.5</text:p>
          </table:table-cell>
          <table:table-cell office:value-type="string" table:style-name="ce45">
            <text:p>Cárie com exposição da polp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12.3</text:p>
          </table:table-cell>
          <table:table-cell office:value-type="string" table:style-name="ce45">
            <text:p>Mucosite oral (ulcerativa)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K30<text:s text:c="26"/></text:p>
          </table:table-cell>
          <table:table-cell office:value-type="string" table:style-name="ce44">
            <text:p><text:span text:style-name="T4">Dispepsia<text:s/></text:span>funcional<text:s text:c="64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35.2</text:p>
          </table:table-cell>
          <table:table-cell office:value-type="string" table:style-name="ce45">
            <text:p>Apendicite aguda com peritonite generalizad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35.3</text:p>
          </table:table-cell>
          <table:table-cell office:value-type="string" table:style-name="ce45">
            <text:p>Apendicite aguda com peritonite localizad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35.8</text:p>
          </table:table-cell>
          <table:table-cell office:value-type="string" table:style-name="ce45">
            <text:p>Outras apendicites agudas e não especificada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K43.0<text:s text:c="24"/></text:p>
          </table:table-cell>
          <table:table-cell office:value-type="string" table:style-name="ce47">
            <text:p>Hernia ventral<text:s/><text:span text:style-name="T5">incisional</text:span><text:s/>com obstrucao, sem gangrena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K43.1<text:s text:c="24"/></text:p>
          </table:table-cell>
          <table:table-cell office:value-type="string" table:style-name="ce47">
            <text:p>Hernia<text:s/><text:span text:style-name="T5">incisional<text:s/></text:span>com gangrena<text:s text:c="67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43.2</text:p>
          </table:table-cell>
          <table:table-cell office:value-type="string" table:style-name="ce45">
            <text:p>Hérnia incisional sem obstrução ou gangre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43.3</text:p>
          </table:table-cell>
          <table:table-cell office:value-type="string" table:style-name="ce45">
            <text:p>Hérnia paraestomal com obstrução, sem gangre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43.4</text:p>
          </table:table-cell>
          <table:table-cell office:value-type="string" table:style-name="ce45">
            <text:p>Hérnia paraestomal com gangre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43.5</text:p>
          </table:table-cell>
          <table:table-cell office:value-type="string" table:style-name="ce45">
            <text:p>Hérnia paraestomal sem obstrução ou gangre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43.6</text:p>
          </table:table-cell>
          <table:table-cell office:value-type="string" table:style-name="ce45">
            <text:p>Outras hérnias ventrais e as não especificadas com obstrução, sem gangre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43.7</text:p>
          </table:table-cell>
          <table:table-cell office:value-type="string" table:style-name="ce45">
            <text:p>Outras hérnias ventrais e as não especificadas com gangrena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K43.9</text:p>
          </table:table-cell>
          <table:table-cell office:value-type="string" table:style-name="ce45">
            <text:p>Outras hérnias ventrais não especificadas sem obstrução ou gangren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K51.0<text:s text:c="24"/></text:p>
          </table:table-cell>
          <table:table-cell office:value-type="string" table:style-name="ce47">
            <text:p>Enterocolite (crônica)<text:span text:style-name="T6"><text:s/>pancolite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K51.4<text:s text:c="24"/></text:p>
          </table:table-cell>
          <table:table-cell office:value-type="string" table:style-name="ce44">
            <text:p>Polipose inflamatória<text:s text:c="1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K51.5<text:s text:c="24"/></text:p>
          </table:table-cell>
          <table:table-cell office:value-type="string" table:style-name="ce45">
            <text:p>Colite do lado esquerd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52.3</text:p>
          </table:table-cell>
          <table:table-cell office:value-type="string" table:style-name="ce45">
            <text:p>Colite indeterminad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55.3</text:p>
          </table:table-cell>
          <table:table-cell office:value-type="string" table:style-name="ce45">
            <text:p>Angiodisplasia do intestino delgad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58.1</text:p>
          </table:table-cell>
          <table:table-cell office:value-type="string" table:style-name="ce45">
            <text:p>Síndrome do intestino irritável (SII) com predomínio de diarrei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58.2</text:p>
          </table:table-cell>
          <table:table-cell office:value-type="string" table:style-name="ce45">
            <text:p>Síndrome do intestino irritável (SII) com predomínio de constipaçã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58.3</text:p>
          </table:table-cell>
          <table:table-cell office:value-type="string" table:style-name="ce45">
            <text:p>Síndrome do intestino irritável (SII) com hábito intestinal mist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58.8</text:p>
          </table:table-cell>
          <table:table-cell office:value-type="string" table:style-name="ce45">
            <text:p>Outras formas da síndrome do intestino irritável e as não especificad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</text:p>
          </table:table-cell>
          <table:table-cell office:value-type="string" table:style-name="ce45">
            <text:p>Hemorroidas e trombose venosa perianal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0</text:p>
          </table:table-cell>
          <table:table-cell office:value-type="string" table:style-name="ce45">
            <text:p>Hemorroida de primeiro grau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1</text:p>
          </table:table-cell>
          <table:table-cell office:value-type="string" table:style-name="ce45">
            <text:p>Hemorroida de segundo grau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2</text:p>
          </table:table-cell>
          <table:table-cell office:value-type="string" table:style-name="ce45">
            <text:p>Hemorroida de terceiro grau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3</text:p>
          </table:table-cell>
          <table:table-cell office:value-type="string" table:style-name="ce45">
            <text:p>Hemorroida de quarto grau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4</text:p>
          </table:table-cell>
          <table:table-cell office:value-type="string" table:style-name="ce45">
            <text:p>Marcas residuais de hemorroid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5</text:p>
          </table:table-cell>
          <table:table-cell office:value-type="string" table:style-name="ce45">
            <text:p>Trombose venosa perianal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8</text:p>
          </table:table-cell>
          <table:table-cell office:value-type="string" table:style-name="ce45">
            <text:p>Outras hemorroidas especificad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4.9</text:p>
          </table:table-cell>
          <table:table-cell office:value-type="string" table:style-name="ce45">
            <text:p>Hemorroidas, não especificad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K66.2</text:p>
          </table:table-cell>
          <table:table-cell office:value-type="string" table:style-name="ce45">
            <text:p>Fibrose retroperitonial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L70.5</text:p>
          </table:table-cell>
          <table:table-cell office:value-type="string" table:style-name="ce45">
            <text:p>Acné excoriée<text:s/></text:p>
          </table:table-cell>
          <table:table-cell table:number-columns-repeated="16382"/>
        </table:table-row>
        <table:table-row table:style-name="ro1">
          <table:table-cell office:value-type="string" table:style-name="ce59">
            <text:p>L89<text:s text:c="26"/></text:p>
          </table:table-cell>
          <table:table-cell office:value-type="string" table:style-name="ce54">
            <text:p><text:span text:style-name="T4">Úlcera de decúbito</text:span><text:span text:style-name="T2"><text:s/></text:span><text:span text:style-name="T5">e área de pressão<text:s text:c="3"/></text:span><text:s text:c="41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L89.0</text:p>
          </table:table-cell>
          <table:table-cell office:value-type="string" table:style-name="ce45">
            <text:p>Úlcera de decúbito e área de pressão, estádio I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L89.1</text:p>
          </table:table-cell>
          <table:table-cell office:value-type="string" table:style-name="ce45">
            <text:p>Úlcera de decúbito, estádio II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L89.2</text:p>
          </table:table-cell>
          <table:table-cell office:value-type="string" table:style-name="ce45">
            <text:p>Úlcera de decúbito, estádio III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L89.3</text:p>
          </table:table-cell>
          <table:table-cell office:value-type="string" table:style-name="ce45">
            <text:p>Úlcera de decúbito, estádio IV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L89.9</text:p>
          </table:table-cell>
          <table:table-cell office:value-type="string" table:style-name="ce45">
            <text:p>Úlcera de decúbito e área de pressão, não especificad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L91.0<text:s text:c="24"/></text:p>
          </table:table-cell>
          <table:table-cell office:value-type="string" table:style-name="ce44">
            <text:p><text:span text:style-name="T4">Cicatriz</text:span><text:s/>hipertrófica<text:s text:c="9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L98.7</text:p>
          </table:table-cell>
          <table:table-cell office:value-type="string" table:style-name="ce45">
            <text:p>Pele e tecido subcutâneo excessiva e redundant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M36.1<text:s text:c="24"/></text:p>
          </table:table-cell>
          <table:table-cell office:value-type="string" table:style-name="ce44">
            <text:p>Artropatia em doencas neoplasicas (C00-D48+)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M75.6</text:p>
          </table:table-cell>
          <table:table-cell office:value-type="string" table:style-name="ce45">
            <text:p>Ruptura do lábrum da articulação degenerativa do ombr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N18<text:s text:c="26"/></text:p>
          </table:table-cell>
          <table:table-cell office:value-type="string" table:style-name="ce47">
            <text:p><text:span text:style-name="T5">Doença</text:span><text:span text:style-name="T2"><text:s/></text:span>renal crônica<text:s text:c="10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N18.1</text:p>
          </table:table-cell>
          <table:table-cell office:value-type="string" table:style-name="ce45">
            <text:p>Doença renal crônica, estádio<text:span text:style-name="T8"><text:s/></text:span>1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N18.2</text:p>
          </table:table-cell>
          <table:table-cell office:value-type="string" table:style-name="ce45">
            <text:p>Doença renal crônica, estádio 2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N18.3</text:p>
          </table:table-cell>
          <table:table-cell office:value-type="string" table:style-name="ce45">
            <text:p>Doença renal crônica, estádio 3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N18.4</text:p>
          </table:table-cell>
          <table:table-cell office:value-type="string" table:style-name="ce45">
            <text:p>Doença renal crônica, estádio 4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N18.5</text:p>
          </table:table-cell>
          <table:table-cell office:value-type="string" table:style-name="ce45">
            <text:p>Doença renal crônica, estádio 5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N18.9<text:s text:c="24"/></text:p>
          </table:table-cell>
          <table:table-cell office:value-type="string" table:style-name="ce47">
            <text:p>Doença renal crônica não especificada<text:s text:c="1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N28.1<text:s text:c="24"/></text:p>
          </table:table-cell>
          <table:table-cell office:value-type="string" table:style-name="ce44">
            <text:p>Cisto do rim<text:s text:c="26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N42.3</text:p>
          </table:table-cell>
          <table:table-cell office:value-type="string" table:style-name="ce45">
            <text:p>Displasia da próstat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11<text:s text:c="26"/></text:p>
          </table:table-cell>
          <table:table-cell office:value-type="string" table:style-name="ce44">
            <text:p>Eclâmpsia superposta a hipertensão crônica<text:s text:c="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13<text:s text:c="26"/></text:p>
          </table:table-cell>
          <table:table-cell office:value-type="string" table:style-name="ce44">
            <text:p>Hipertensão gestacional [induzida pela gravidez]<text:s text:c="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14<text:s text:c="26"/></text:p>
          </table:table-cell>
          <table:table-cell office:value-type="string" table:style-name="ce45">
            <text:p>Pré-eclâmpsi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14.0<text:s text:c="24"/></text:p>
          </table:table-cell>
          <table:table-cell office:value-type="string" table:style-name="ce44">
            <text:p>Pré-eclâmpsia leve a moderada<text:s text:c="7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O14.2</text:p>
          </table:table-cell>
          <table:table-cell office:value-type="string" table:style-name="ce45">
            <text:p>Síndrome HELLP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22<text:s text:c="26"/></text:p>
          </table:table-cell>
          <table:table-cell office:value-type="string" table:style-name="ce47">
            <text:p>Complicações venosas<text:s/><text:span text:style-name="T5">e hemorroidas</text:span><text:span text:style-name="T2"><text:s/></text:span>na gravidez<text:s text:c="7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24.0<text:s text:c="24"/></text:p>
          </table:table-cell>
          <table:table-cell office:value-type="string" table:style-name="ce45">
            <text:p>Diabetes mellitus tipo 1 preexistent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24.1<text:s text:c="24"/></text:p>
          </table:table-cell>
          <table:table-cell office:value-type="string" table:style-name="ce44">
            <text:p>Diabetes mellitus tipo 2 preexistente<text:s text:c="2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43</text:p>
          </table:table-cell>
          <table:table-cell office:value-type="string" table:style-name="ce44">
            <text:p>Distúrbios<text:s/><text:span text:style-name="T4">da placenta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O43.2</text:p>
          </table:table-cell>
          <table:table-cell office:value-type="string" table:style-name="ce45">
            <text:p>Aderência mórbida da placent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60<text:s text:c="26"/></text:p>
          </table:table-cell>
          <table:table-cell office:value-type="string" table:style-name="ce44">
            <text:p>Trabalho de parto e parto pré-termo<text:s text:c="2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60.1<text:s text:c="24"/></text:p>
          </table:table-cell>
          <table:table-cell office:value-type="string" table:style-name="ce44">
            <text:p><text:span text:style-name="T4">Trabalho de parto</text:span><text:s/><text:span text:style-name="T4">pré-termo<text:s/></text:span>espontâneo<text:span text:style-name="T4"><text:s/>com parto pré-termo</text:span><text:s text:c="6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60.2<text:s text:c="24"/></text:p>
          </table:table-cell>
          <table:table-cell office:value-type="string" table:style-name="ce44">
            <text:p>Trabalho de parto pré-termo espontâneo com parto a termo<text:s text:c="49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O60.3</text:p>
          </table:table-cell>
          <table:table-cell office:value-type="string" table:style-name="ce45">
            <text:p>Parto pré-termo sem trabalho de parto espontâne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69.2<text:s text:c="24"/></text:p>
          </table:table-cell>
          <table:table-cell office:value-type="string" table:style-name="ce47">
            <text:p>Trabalho de parto e parto complicados por outros enovelamentos do cordao<text:span text:style-name="T2">,<text:s/></text:span><text:span text:style-name="T5">com compressão<text:s text:c="2"/></text:span>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71.4<text:s text:c="24"/></text:p>
          </table:table-cell>
          <table:table-cell office:value-type="string" table:style-name="ce44">
            <text:p><text:span text:style-name="T4">Laceracao vaginal</text:span><text:s/>alta obstétrica<text:s text:c="1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87<text:s text:c="26"/></text:p>
          </table:table-cell>
          <table:table-cell office:value-type="string" table:style-name="ce46">
            <text:p>Complicações venosas<text:s/><text:span text:style-name="T5">e hemorroidas</text:span><text:span text:style-name="T2"><text:s/></text:span>no puerpério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O96.0</text:p>
          </table:table-cell>
          <table:table-cell office:value-type="string" table:style-name="ce55">
            <text:p>Morte materna que ocorre depois de 42 dias, mas antes de um ano, após o parto, devido a causa obstétrica direta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O96.1</text:p>
          </table:table-cell>
          <table:table-cell office:value-type="string" table:style-name="ce51">
            <text:p>Morte materna que ocorre depois de 42 dias, mas antes de um ano, após o parto, devido a causa obstétrica indireta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O96.9</text:p>
          </table:table-cell>
          <table:table-cell office:value-type="string" table:style-name="ce51">
            <text:p>Morte materna que ocorre depois de 42 dias, mas antes de um ano, após o parto, devido a causa obstétrica não especificad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O97<text:s text:c="26"/></text:p>
          </table:table-cell>
          <table:table-cell office:value-type="string" table:style-name="ce44">
            <text:p>Morte materna por sequelas de causas obstetricas<text:s text:c="6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O97.0</text:p>
          </table:table-cell>
          <table:table-cell office:value-type="string" table:style-name="ce45">
            <text:p>Morte materna por sequelas de causa obstétrica diret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O97.1</text:p>
          </table:table-cell>
          <table:table-cell office:value-type="string" table:style-name="ce45">
            <text:p>Morte materna por sequelas de causa obstétrica indiret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O97.9</text:p>
          </table:table-cell>
          <table:table-cell office:value-type="string" table:style-name="ce45">
            <text:p>Morte materna por sequelas de causa obstétrica não especificada</text:p>
          </table:table-cell>
          <table:table-cell table:number-columns-repeated="16382"/>
        </table:table-row>
        <table:table-row table:style-name="ro3">
          <table:table-cell office:value-type="string" table:style-name="ce61">
            <text:p>O98.7<text:s text:c="24"/></text:p>
          </table:table-cell>
          <table:table-cell office:value-type="string" table:style-name="ce51">
            <text:p>Doença causada pelo vírus da imunodeficiência humana [HIV] complicando a gravidez, o parto e o puerpério<text:s text:c="184"/></text:p>
          </table:table-cell>
          <table:table-cell table:number-columns-repeated="16382"/>
        </table:table-row>
        <table:table-row table:style-name="ro1">
          <table:table-cell office:value-type="string" table:style-name="ce61">
            <text:p>P35.4</text:p>
          </table:table-cell>
          <table:table-cell office:value-type="string" table:style-name="ce51">
            <text:p>Doença congênita do vírus Zik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52.2<text:s text:c="24"/></text:p>
          </table:table-cell>
          <table:table-cell office:value-type="string" table:style-name="ce47">
            <text:p>Hemorragia intraventricular (não traumática), grau 3<text:s/><text:span text:style-name="T5">e grau 4</text:span>, do feto e do recém-nascido<text:s text:c="2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75<text:s text:c="26"/></text:p>
          </table:table-cell>
          <table:table-cell office:value-type="string" table:style-name="ce44">
            <text:p><text:span text:style-name="T4">Íleo meconial<text:s/></text:span>na fibrose cística<text:s text:c="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76</text:p>
          </table:table-cell>
          <table:table-cell office:value-type="string" table:style-name="ce44">
            <text:p>Outra obstrução intestinal<text:s/><text:span text:style-name="T4">do recém-nascido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P78</text:p>
          </table:table-cell>
          <table:table-cell office:value-type="string" table:style-name="ce44">
            <text:p><text:span text:style-name="T4">Outros</text:span><text:s/>distúrbios do sistema digestivo<text:s/><text:span text:style-name="T4">perinatal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P91.7</text:p>
          </table:table-cell>
          <table:table-cell office:value-type="string" table:style-name="ce45">
            <text:p>Hidrocefalia adquirida do recém-nascid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Q39.4<text:s text:c="24"/></text:p>
          </table:table-cell>
          <table:table-cell office:value-type="string" table:style-name="ce47">
            <text:p>Pterígio<text:s/><text:span text:style-name="T5">congênito</text:span><text:span text:style-name="T2"><text:s/></text:span>do esôfago<text:s text:c="22"/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00.3</text:p>
          </table:table-cell>
          <table:table-cell office:value-type="string" table:style-name="ce45">
            <text:p>Atividade elétrica sem pulso NCOP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17.0</text:p>
          </table:table-cell>
          <table:table-cell office:value-type="string" table:style-name="ce45">
            <text:p>Hiperbilirubinemia com menção de icterícia NCOP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17.9</text:p>
          </table:table-cell>
          <table:table-cell office:value-type="string" table:style-name="ce45">
            <text:p>Hiperbilirubinemia sem menção de icterícia NCOP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26.3</text:p>
          </table:table-cell>
          <table:table-cell office:value-type="string" table:style-name="ce45">
            <text:p>Imobilidade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57.2</text:p>
          </table:table-cell>
          <table:table-cell office:value-type="string" table:style-name="ce45">
            <text:p>Choque séptic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63.6</text:p>
          </table:table-cell>
          <table:table-cell office:value-type="string" table:style-name="ce45">
            <text:p>Ingestão insuficiente de alimentos e águ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65</text:p>
          </table:table-cell>
          <table:table-cell office:value-type="string" table:style-name="ce45">
            <text:p>Síndrome de resposta inflamatória sistêmica [SRIS]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65.0</text:p>
          </table:table-cell>
          <table:table-cell office:value-type="string" table:style-name="ce45">
            <text:p>Síndrome de resposta sistêmica de origem infecciosa sem insuficiência orgânic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65.1</text:p>
          </table:table-cell>
          <table:table-cell office:value-type="string" table:style-name="ce44">
            <text:p>Síndrome de resposta inflamatória sistêmica de origem infecciosa com insuficiência orgânica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R65.2</text:p>
          </table:table-cell>
          <table:table-cell office:value-type="string" table:style-name="ce51">
            <text:p>Síndrome de resposta inflamatória sistêmica de origem não infecciosa sem insuficiência orgânica</text:p>
          </table:table-cell>
          <table:table-cell table:number-columns-repeated="16382"/>
        </table:table-row>
        <table:table-row table:style-name="ro1">
          <table:table-cell office:value-type="string" table:style-name="ce24">
            <text:p>R65.3</text:p>
          </table:table-cell>
          <table:table-cell office:value-type="string" table:style-name="ce51">
            <text:p>Síndrome de resposta inflamatória sistêmica de origem não infecciosa com insuficiência orgânic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65.9</text:p>
          </table:table-cell>
          <table:table-cell office:value-type="string" table:style-name="ce45">
            <text:p>Síndrome de resposta inflamatória sistêmica, não especificad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95.0</text:p>
          </table:table-cell>
          <table:table-cell office:value-type="string" table:style-name="ce45">
            <text:p>Síndrome da morte súbita na infância, com menção de autópsi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R95.9</text:p>
          </table:table-cell>
          <table:table-cell office:value-type="string" table:style-name="ce45">
            <text:p>Síndrome da morte súbita na infância, sem menção de autópsi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S46.0<text:s text:c="24"/></text:p>
          </table:table-cell>
          <table:table-cell office:value-type="string" table:style-name="ce47">
            <text:p><text:s/>Traumatismo<text:s/><text:span text:style-name="T5">do(s) músculo(s) e tendão(ões)</text:span><text:span text:style-name="T2"><text:s/></text:span>do manguito rotador do ombro<text:s text:c="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T60.2</text:p>
          </table:table-cell>
          <table:table-cell office:value-type="string" table:style-name="ce47">
            <text:p>Outros inseticidas<text:s/><text:span text:style-name="T6">e não especificados</text:span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T75.8<text:s text:c="24"/></text:p>
          </table:table-cell>
          <table:table-cell office:value-type="string" table:style-name="ce47">
            <text:p>Outros efeitos especificados<text:s/><text:span text:style-name="T4">de<text:s/></text:span><text:span text:style-name="T5">outras</text:span><text:s/>causas externas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T82.8</text:p>
          </table:table-cell>
          <table:table-cell office:value-type="string" table:style-name="ce47">
            <text:p>Outras complicações<text:s/><text:span text:style-name="T6">especificadas</text:span><text:s/>de dispositivos protéticos cardíacos e vasculares, implantes e enxert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T76</text:p>
          </table:table-cell>
          <table:table-cell office:value-type="string" table:style-name="ce45">
            <text:p>Efeitos não especificados de causas externa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4<text:s text:c="26"/></text:p>
          </table:table-cell>
          <table:table-cell office:value-type="string" table:style-name="ce44">
            <text:p><text:span text:style-name="T4">Síndrome respiratória aguda grave</text:span><text:s/>(“Severe acute respiratory syndrome”<text:span text:style-name="T4">) [SARS]<text:s/></text:span><text:s text:c="18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4.9<text:s text:c="24"/></text:p>
          </table:table-cell>
          <table:table-cell office:value-type="string" table:style-name="ce52">
            <text:p>Síndrome respiratória aguda grave [SARS], não especificada<text:s text:c="18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7.0<text:s text:c="24"/></text:p>
          </table:table-cell>
          <table:table-cell office:value-type="string" table:style-name="ce44">
            <text:p>Doença relacionada ao uso de cigarro eletrônico<text:s text:c="2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7.1<text:s text:c="24"/></text:p>
          </table:table-cell>
          <table:table-cell office:value-type="string" table:style-name="ce44">
            <text:p>COVID-19, vírus identificado<text:s text:c="19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7.2<text:s text:c="24"/></text:p>
          </table:table-cell>
          <table:table-cell office:value-type="string" table:style-name="ce44">
            <text:p>COVID-19, vírus não identificado<text:s text:c="7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8</text:p>
          </table:table-cell>
          <table:table-cell office:value-type="string" table:style-name="ce44">
            <text:p>Histórico pessoal de COVID-19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8.9</text:p>
          </table:table-cell>
          <table:table-cell office:value-type="string" table:style-name="ce44">
            <text:p>Histórico pessoal de COVID-19, não especificad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9<text:s text:c="26"/></text:p>
          </table:table-cell>
          <table:table-cell office:value-type="string" table:style-name="ce44">
            <text:p>Condição pós-COVID-19<text:s text:c="5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09.9<text:s text:c="24"/></text:p>
          </table:table-cell>
          <table:table-cell office:value-type="string" table:style-name="ce44">
            <text:p>Condição pós-COVID-19, não especificada<text:s text:c="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10<text:s text:c="26"/></text:p>
          </table:table-cell>
          <table:table-cell office:value-type="string" table:style-name="ce52">
            <text:p>Síndrome inflamatória multissistêmica associada à COVID-19<text:s text:c="211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10.9<text:s text:c="24"/></text:p>
          </table:table-cell>
          <table:table-cell office:value-type="string" table:style-name="ce44">
            <text:p>Síndrome inflamatória multissistêmica associada à COVID-19, não especificada<text:s text:c="29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11<text:s text:c="26"/></text:p>
          </table:table-cell>
          <table:table-cell office:value-type="string" table:style-name="ce44">
            <text:p>Necessidade de imunização contra a COVID-19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11.9<text:s text:c="24"/></text:p>
          </table:table-cell>
          <table:table-cell office:value-type="string" table:style-name="ce44">
            <text:p>Necessidade de imunização contra a COVID-19, não especificada<text:s text:c="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12</text:p>
          </table:table-cell>
          <table:table-cell office:value-type="string" table:style-name="ce44">
            <text:p><text:s/>Vacinas contra COVID-19 que causam efeitos adversos na terapêutica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U12.9</text:p>
          </table:table-cell>
          <table:table-cell office:value-type="string" table:style-name="ce44">
            <text:p><text:s/>Vacinas contra COVID-19 que causam efeitos adversos em uso terapêutico, não especificad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2</text:p>
          </table:table-cell>
          <table:table-cell office:value-type="string" table:style-name="ce45">
            <text:p>Resistência a antibióticos betalactâmic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2.0</text:p>
          </table:table-cell>
          <table:table-cell office:value-type="string" table:style-name="ce45">
            <text:p>Resistência à penicili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2.1</text:p>
          </table:table-cell>
          <table:table-cell office:value-type="string" table:style-name="ce45">
            <text:p>Resistência a meticili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2.2</text:p>
          </table:table-cell>
          <table:table-cell office:value-type="string" table:style-name="ce45">
            <text:p>Resistência à betalactamase de espectro estendido (ESBL)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2.8</text:p>
          </table:table-cell>
          <table:table-cell office:value-type="string" table:style-name="ce45">
            <text:p>Resistência a outros antibióticos betalactâmic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2.9</text:p>
          </table:table-cell>
          <table:table-cell office:value-type="string" table:style-name="ce45">
            <text:p>Resistência a antibióticos betalactâmicos, não especificad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3</text:p>
          </table:table-cell>
          <table:table-cell office:value-type="string" table:style-name="ce45">
            <text:p>Resistência a outros antibiótic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3.0</text:p>
          </table:table-cell>
          <table:table-cell office:value-type="string" table:style-name="ce45">
            <text:p>Resistência à vancomici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3.1</text:p>
          </table:table-cell>
          <table:table-cell office:value-type="string" table:style-name="ce45">
            <text:p>Resistência a outros antibióticos relacionados à vancomicin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3.2</text:p>
          </table:table-cell>
          <table:table-cell office:value-type="string" table:style-name="ce45">
            <text:p>Resistência às quinolon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3.7</text:p>
          </table:table-cell>
          <table:table-cell office:value-type="string" table:style-name="ce45">
            <text:p>Resistência a múltiplos antibiótic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3.8</text:p>
          </table:table-cell>
          <table:table-cell office:value-type="string" table:style-name="ce45">
            <text:p>Resistência a outro antibiótico especificad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3.9</text:p>
          </table:table-cell>
          <table:table-cell office:value-type="string" table:style-name="ce45">
            <text:p>Resistência a antibiótico não especificado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</text:p>
          </table:table-cell>
          <table:table-cell office:value-type="string" table:style-name="ce45">
            <text:p>Resistência a outros antimicrobiano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.0</text:p>
          </table:table-cell>
          <table:table-cell office:value-type="string" table:style-name="ce45">
            <text:p>Resistência a drogas antiparasitári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.1</text:p>
          </table:table-cell>
          <table:table-cell office:value-type="string" table:style-name="ce45">
            <text:p>Resistência a drogas antifúngic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.2</text:p>
          </table:table-cell>
          <table:table-cell office:value-type="string" table:style-name="ce45">
            <text:p>Resistência a drogas antivirai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.3</text:p>
          </table:table-cell>
          <table:table-cell office:value-type="string" table:style-name="ce45">
            <text:p>Resistência a drogas tuberculostátic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.7</text:p>
          </table:table-cell>
          <table:table-cell office:value-type="string" table:style-name="ce45">
            <text:p>Resistência a múltiplas drogas antimicrobian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.8</text:p>
          </table:table-cell>
          <table:table-cell office:value-type="string" table:style-name="ce45">
            <text:p>Resistência a outra droga antimicrobiana especificad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4.9</text:p>
          </table:table-cell>
          <table:table-cell office:value-type="string" table:style-name="ce45">
            <text:p>Resistência a droga antimicrobiana não especificada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85</text:p>
          </table:table-cell>
          <table:table-cell office:value-type="string" table:style-name="ce45">
            <text:p>Resistência a drogas antineoplásicas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U92.1<text:s/></text:p>
          </table:table-cell>
          <table:table-cell office:value-type="string" table:style-name="ce45">
            <text:p>Reincidência de Covid-19, confirmada<text:s text:c="3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W20<text:s text:c="26"/></text:p>
          </table:table-cell>
          <table:table-cell office:value-type="string" table:style-name="ce47">
            <text:p>Impacto causado por<text:s/><text:span text:style-name="T5">objeto(s) lançado(s), projetado(s)</text:span><text:span text:style-name="T2"><text:s/></text:span>ou em queda<text:s text:c="1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W26<text:s text:c="26"/></text:p>
          </table:table-cell>
          <table:table-cell office:value-type="string" table:style-name="ce45">
            <text:p>Contato com outro(s) objeto(s) afiado(s)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W26.0<text:s text:c="24"/></text:p>
          </table:table-cell>
          <table:table-cell office:value-type="string" table:style-name="ce44">
            <text:p>Contato com faca, espada e punhal<text:s text:c="6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W26.8<text:s text:c="24"/></text:p>
          </table:table-cell>
          <table:table-cell office:value-type="string" table:style-name="ce44">
            <text:p>Contato com outros objetos afiados não classificados em outra parte<text:s text:c="18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W26.9<text:s text:c="24"/></text:p>
          </table:table-cell>
          <table:table-cell office:value-type="string" table:style-name="ce44">
            <text:p>Contato com objetos afiados não especificados<text:s text:c="5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34.0<text:s text:c="24"/></text:p>
          </table:table-cell>
          <table:table-cell office:value-type="string" table:style-name="ce44">
            <text:p>Vítima de movimento cataclismático da terra causado por terremoto<text:s text:c="58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34.1<text:s text:c="24"/></text:p>
          </table:table-cell>
          <table:table-cell office:value-type="string" table:style-name="ce44">
            <text:p>Vítima de tsunami<text:s text:c="16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34.8<text:s text:c="24"/></text:p>
          </table:table-cell>
          <table:table-cell office:value-type="string" table:style-name="ce44">
            <text:p>Vítima de outros efeitos especificados de terremoto<text:s text:c="99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34.9<text:s text:c="24"/></text:p>
          </table:table-cell>
          <table:table-cell office:value-type="string" table:style-name="ce44">
            <text:p>Vítima de outros efeitos não especificados de terremoto<text:s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X47<text:s text:c="26"/></text:p>
          </table:table-cell>
          <table:table-cell office:value-type="string" table:style-name="ce44">
            <text:p><text:span text:style-name="T4">Intoxicação acidental por e exposição a</text:span><text:s/>monóxido de carbono e<text:s/><text:span text:style-name="T4">outros gases e vapores<text:s/></text:span><text:s text:c="35"/></text:p>
          </table:table-cell>
          <table:table-cell table:number-columns-repeated="16382"/>
        </table:table-row>
        <table:table-row table:style-name="ro3">
          <table:table-cell office:value-type="string" table:style-name="ce61">
            <text:p>X47.0<text:s text:c="24"/></text:p>
          </table:table-cell>
          <table:table-cell office:value-type="string" table:style-name="ce51">
            <text:p>Envenenamento acidental por e exposição a monóxido de carbono do escape do motor de combustão<text:s text:c="149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47.1<text:s text:c="24"/></text:p>
          </table:table-cell>
          <table:table-cell office:value-type="string" table:style-name="ce44">
            <text:p>Envenenamento acidental por e exposição a monóxido de carbono de gás utilitário<text:s text:c="9"/></text:p>
          </table:table-cell>
          <table:table-cell table:number-columns-repeated="16382"/>
        </table:table-row>
        <table:table-row table:style-name="ro3">
          <table:table-cell office:value-type="string" table:style-name="ce61">
            <text:p>X47.2<text:s text:c="24"/></text:p>
          </table:table-cell>
          <table:table-cell office:value-type="string" table:style-name="ce51">
            <text:p>Envenenamento acidental por e exposição a monóxido de carbono de outros combustíveis domésticos<text:s text:c="150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47.3<text:s text:c="24"/></text:p>
          </table:table-cell>
          <table:table-cell office:value-type="string" table:style-name="ce44">
            <text:p>Envenenamento acidental por e exposição a monóxido de carbono de outras fontes<text:s text:c="2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47.4<text:s text:c="24"/></text:p>
          </table:table-cell>
          <table:table-cell office:value-type="string" table:style-name="ce44">
            <text:p>Envenenamento acidental por e exposição a monóxido de carbono de fontes não especificadas<text:s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47.8<text:s text:c="24"/></text:p>
          </table:table-cell>
          <table:table-cell office:value-type="string" table:style-name="ce44">
            <text:p>Envenenamento acidental por outros gases e vapores especificados<text:s text:c="5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47.9<text:s text:c="24"/></text:p>
          </table:table-cell>
          <table:table-cell office:value-type="string" table:style-name="ce44">
            <text:p>Envenenamento acidental por outros gases e vapores não especificados<text:s text:c="9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X67<text:s text:c="26"/></text:p>
          </table:table-cell>
          <table:table-cell office:value-type="string" table:style-name="ce44">
            <text:p><text:span text:style-name="T4">Autointoxicação intencional por e exposição</text:span><text:s/>a monóxido de carbono<text:s/><text:span text:style-name="T4">e outros gases e vapores<text:s text:c="4"/></text:span><text:s text:c="3"/></text:p>
          </table:table-cell>
          <table:table-cell table:number-columns-repeated="16382"/>
        </table:table-row>
        <table:table-row table:style-name="ro3">
          <table:table-cell office:value-type="string" table:style-name="ce61">
            <text:p>X67.0<text:s text:c="24"/></text:p>
          </table:table-cell>
          <table:table-cell office:value-type="string" table:style-name="ce51">
            <text:p><text:span text:style-name="T4">Autointoxicação intencional por</text:span><text:s/><text:span text:style-name="T4">exposição</text:span><text:s/>a monóxido de carbono <text:s/>de escape de motor de combustão<text:span text:style-name="T8"><text:s text:c="112"/></text:span><text:s text:c="91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67.1<text:s text:c="24"/></text:p>
          </table:table-cell>
          <table:table-cell office:value-type="string" table:style-name="ce44">
            <text:p>Autointoxicação intencional por e exposição a monóxido de carbono de gás utilitário<text:s text:c="6"/></text:p>
          </table:table-cell>
          <table:table-cell table:number-columns-repeated="16382"/>
        </table:table-row>
        <table:table-row table:style-name="ro3">
          <table:table-cell office:value-type="string" table:style-name="ce61">
            <text:p>X67.2<text:s text:c="24"/></text:p>
          </table:table-cell>
          <table:table-cell office:value-type="string" table:style-name="ce51">
            <text:p>Autointoxicação intencional por e exposição a monóxido de carbono de outros combustíveis domésticos<text:s text:c="149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67.3<text:s text:c="24"/></text:p>
          </table:table-cell>
          <table:table-cell office:value-type="string" table:style-name="ce44">
            <text:p>Autointoxicação intencional por e exposição a monóxido de carbono de outras fontes<text:s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67.4<text:s text:c="24"/></text:p>
          </table:table-cell>
          <table:table-cell office:value-type="string" table:style-name="ce44">
            <text:p>Autointoxicação intencional por monóxido de carbono de fontes não especificadas<text:s text:c="2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67.8<text:s text:c="24"/></text:p>
          </table:table-cell>
          <table:table-cell office:value-type="string" table:style-name="ce44">
            <text:p>Autointoxicação intencional por outros gases e vapores especificados<text:s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67.9<text:s text:c="24"/></text:p>
          </table:table-cell>
          <table:table-cell office:value-type="string" table:style-name="ce44">
            <text:p>Autointoxicação intencional por gases e vapores não especificados<text:s text:c="24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X88<text:s text:c="26"/></text:p>
          </table:table-cell>
          <table:table-cell office:value-type="string" table:style-name="ce44">
            <text:p><text:span text:style-name="T4">Agressão po</text:span>r monóxido de carbono e outros<text:span text:style-name="T4"><text:s/>gases e vapores</text:span><text:s text:c="2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88.0<text:s text:c="24"/></text:p>
          </table:table-cell>
          <table:table-cell office:value-type="string" table:style-name="ce44">
            <text:p>Agressão por monóxido de carbono de escape de motor de combustão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88.1<text:s text:c="24"/></text:p>
          </table:table-cell>
          <table:table-cell office:value-type="string" table:style-name="ce44">
            <text:p>Agressão por monóxido de carbono de gás utilitário<text:s text:c="102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88.2<text:s text:c="24"/></text:p>
          </table:table-cell>
          <table:table-cell office:value-type="string" table:style-name="ce44">
            <text:p>Agressão por monóxido de carbono de outros combustíveis domésticos<text:s text:c="38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88.3<text:s text:c="24"/></text:p>
          </table:table-cell>
          <table:table-cell office:value-type="string" table:style-name="ce44">
            <text:p>Agressão por monóxido de carbono de outras fontes<text:s text:c="83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88.4<text:s text:c="24"/></text:p>
          </table:table-cell>
          <table:table-cell office:value-type="string" table:style-name="ce44">
            <text:p>Agressão por monóxido de carbono de fontes não especificadas<text:s text:c="35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88.8<text:s text:c="24"/></text:p>
          </table:table-cell>
          <table:table-cell office:value-type="string" table:style-name="ce44">
            <text:p>Agressão por gases e vapores especificados<text:s text:c="93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X88.9<text:s text:c="24"/></text:p>
          </table:table-cell>
          <table:table-cell office:value-type="string" table:style-name="ce44">
            <text:p>Agressão por gases e vapores não especificados<text:s text:c="9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Y07<text:s text:c="21"/></text:p>
          </table:table-cell>
          <table:table-cell office:value-type="string" table:style-name="ce44">
            <text:p>Outros maus tratos<text:s text:c="88"/></text:p>
          </table:table-cell>
          <table:table-cell table:number-columns-repeated="16382"/>
        </table:table-row>
        <table:table-row table:style-name="ro3">
          <table:table-cell office:value-type="string" table:style-name="ce63">
            <text:p>Y17<text:s text:c="26"/></text:p>
          </table:table-cell>
          <table:table-cell office:value-type="string" table:style-name="ce56">
            <text:p>Intoxicação por e exposição a monóxido de carbono<text:span text:style-name="T4"><text:s/>e outros gases e vapores, intenção não determinada<text:s text:c="53"/></text:span><text:s text:c="123"/></text:p>
          </table:table-cell>
          <table:table-cell table:number-columns-repeated="16382"/>
        </table:table-row>
        <table:table-row table:style-name="ro1">
          <table:table-cell office:value-type="string" table:style-name="ce61">
            <text:p>Y17.0<text:s text:c="24"/></text:p>
          </table:table-cell>
          <table:table-cell office:value-type="string" table:style-name="ce51">
            <text:p>Intoxicação e exposição a monóxido de carbono do escape de motor de combustão<text:s text:c="166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Y17.1<text:s text:c="24"/></text:p>
          </table:table-cell>
          <table:table-cell office:value-type="string" table:style-name="ce44">
            <text:p>Envenenamento e exposição a monóxido de carbono de gás utilitário<text:s text:c="15"/></text:p>
          </table:table-cell>
          <table:table-cell table:number-columns-repeated="16382"/>
        </table:table-row>
        <table:table-row table:style-name="ro1">
          <table:table-cell office:value-type="string" table:style-name="ce61">
            <text:p>Y17.2<text:s text:c="24"/></text:p>
          </table:table-cell>
          <table:table-cell office:value-type="string" table:style-name="ce51">
            <text:p>Intoxicação e exposição a monóxido de carbono de outros combustíveis domésticos<text:s text:c="111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Y17.3<text:s text:c="24"/></text:p>
          </table:table-cell>
          <table:table-cell office:value-type="string" table:style-name="ce44">
            <text:p>Intoxicação e exposição a monóxido de carbono de outras fontes<text:s text:c="63"/></text:p>
          </table:table-cell>
          <table:table-cell table:number-columns-repeated="16382"/>
        </table:table-row>
        <table:table-row table:style-name="ro1">
          <table:table-cell office:value-type="string" table:style-name="ce61">
            <text:p>Y17.4<text:s text:c="24"/></text:p>
          </table:table-cell>
          <table:table-cell office:value-type="string" table:style-name="ce51">
            <text:p>Intoxicação e exposição a monóxido de carbono de fontes não especificadas<text:s text:c="163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Y17.8<text:s text:c="24"/></text:p>
          </table:table-cell>
          <table:table-cell office:value-type="string" table:style-name="ce44">
            <text:p>Envenenamento e exposição a outros gases e vapores especificados<text:s text:c="4"/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Y17.9<text:s text:c="24"/></text:p>
          </table:table-cell>
          <table:table-cell office:value-type="string" table:style-name="ce44">
            <text:p>Envenenamento [intoxicação] por e exposição a outros gases e vapores não especificados<text:s text:c="32"/>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Z03</text:p>
          </table:table-cell>
          <table:table-cell office:value-type="string" table:style-name="ce47">
            <text:p>Observação médica e avaliação para doenças e condições suspeitas ,<text:s/><text:span text:style-name="T6">descartadas</text:span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Z22.7</text:p>
          </table:table-cell>
          <table:table-cell office:value-type="string" table:style-name="ce48">
            <text:p>Tuberculose latente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Z45.0</text:p>
          </table:table-cell>
          <table:table-cell office:value-type="string" table:style-name="ce48">
            <text:p><text:span text:style-name="T1">Ajustamento e manuseio<text:s/></text:span>de dispositivos cardíacos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Z51.3</text:p>
          </table:table-cell>
          <table:table-cell office:value-type="string" table:style-name="ce48">
            <text:p><text:span text:style-name="T1">Transfusão de sangue</text:span><text:s/>(<text:s/><text:span text:style-name="T1">sem diagnóstico relatado</text:span><text:s/>)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Z74.0</text:p>
          </table:table-cell>
          <table:table-cell office:value-type="string" table:style-name="ce48">
            <text:p>Necessidade de assistência devido a<text:s/><text:span text:style-name="T1">mobilidade reduzida</text:span>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Z91.7</text:p>
          </table:table-cell>
          <table:table-cell office:value-type="string" table:style-name="ce48">
            <text:p>Acamado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Z95.0</text:p>
          </table:table-cell>
          <table:table-cell office:value-type="string" table:style-name="ce47">
            <text:p>Presença de dispositivo cardíaco eletrônico</text:p>
          </table:table-cell>
          <table:table-cell table:number-columns-repeated="16382"/>
        </table:table-row>
        <table:table-row table:style-name="ro1">
          <table:table-cell office:value-type="string" table:style-name="ce62">
            <text:p>Z99.4</text:p>
          </table:table-cell>
          <table:table-cell office:value-type="string" table:style-name="ce48">
            <text:p>Dependência de coração artificial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<text:s text:c="26"/></text:p>
          </table:table-cell>
          <table:table-cell office:value-type="string" table:style-name="ce44">
            <text:p>Uso emergencial de U06<text:s text:c="114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0<text:s text:c="24"/></text:p>
          </table:table-cell>
          <table:table-cell office:value-type="string" table:style-name="ce44">
            <text:p>Uso emergencial de U06.0<text:s text:c="104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1<text:s text:c="24"/></text:p>
          </table:table-cell>
          <table:table-cell office:value-type="string" table:style-name="ce44">
            <text:p>Uso emergencial de U06.1<text:s text:c="107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2<text:s text:c="24"/></text:p>
          </table:table-cell>
          <table:table-cell office:value-type="string" table:style-name="ce44">
            <text:p>Uso emergencial de U06.2<text:s text:c="108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3<text:s text:c="24"/></text:p>
          </table:table-cell>
          <table:table-cell office:value-type="string" table:style-name="ce44">
            <text:p>Uso emergencial de U06.3<text:s text:c="15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4<text:s text:c="24"/></text:p>
          </table:table-cell>
          <table:table-cell office:value-type="string" table:style-name="ce44">
            <text:p>Uso emergencial de U06.4<text:s text:c="109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5<text:s text:c="24"/></text:p>
          </table:table-cell>
          <table:table-cell office:value-type="string" table:style-name="ce44">
            <text:p>Uso emergencial de U06.5<text:s text:c="109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6<text:s text:c="24"/></text:p>
          </table:table-cell>
          <table:table-cell office:value-type="string" table:style-name="ce44">
            <text:p>Uso emergencial de U06.6<text:s text:c="107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7<text:s text:c="24"/></text:p>
          </table:table-cell>
          <table:table-cell office:value-type="string" table:style-name="ce44">
            <text:p>Uso emergencial de U06.7<text:s text:c="108"/>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U06.8<text:s text:c="24"/></text:p>
          </table:table-cell>
          <table:table-cell office:value-type="string" table:style-name="ce44">
            <text:p>Uso emergencial de U06.8<text:s text:c="109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U06.9<text:s text:c="24"/></text:p>
          </table:table-cell>
          <table:table-cell office:value-type="string" table:style-name="ce44">
            <text:p>Uso emergencial de U06.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</text:p>
          </table:table-cell>
          <table:table-cell office:value-type="string" table:style-name="ce44">
            <text:p>Uso emergencial de U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0<text:s text:c="23"/></text:p>
          </table:table-cell>
          <table:table-cell office:value-type="string" table:style-name="ce48">
            <text:p>Uso emergencial de U07.0<text:s text:c="110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1</text:p>
          </table:table-cell>
          <table:table-cell office:value-type="string" table:style-name="ce48">
            <text:p>Uso emergencial de U07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2</text:p>
          </table:table-cell>
          <table:table-cell office:value-type="string" table:style-name="ce48">
            <text:p>Uso emergencial de U07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3</text:p>
          </table:table-cell>
          <table:table-cell office:value-type="string" table:style-name="ce48">
            <text:p>Uso emergencial de U07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4</text:p>
          </table:table-cell>
          <table:table-cell office:value-type="string" table:style-name="ce48">
            <text:p>Uso emergencial de U07.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5</text:p>
          </table:table-cell>
          <table:table-cell office:value-type="string" table:style-name="ce48">
            <text:p>Uso emergencial de U07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6</text:p>
          </table:table-cell>
          <table:table-cell office:value-type="string" table:style-name="ce48">
            <text:p>Uso emergencial de U07.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7</text:p>
          </table:table-cell>
          <table:table-cell office:value-type="string" table:style-name="ce48">
            <text:p>Uso emergencial de U07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8</text:p>
          </table:table-cell>
          <table:table-cell office:value-type="string" table:style-name="ce48">
            <text:p>Uso emergencial de U07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07.9</text:p>
          </table:table-cell>
          <table:table-cell office:value-type="string" table:style-name="ce48">
            <text:p>Uso emergencial de U07.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82</text:p>
          </table:table-cell>
          <table:table-cell office:value-type="string" table:style-name="ce48">
            <text:p>Resistência a antibióticos betalactâmico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2">
            <text:p>U82.0</text:p>
          </table:table-cell>
          <table:table-cell office:value-type="string" table:style-name="ce48">
            <text:p>Resistência à penicilina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2.1</text:p>
          </table:table-cell>
          <table:table-cell office:value-type="string" table:style-name="ce48">
            <text:p>Resistência à meticilina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2.2</text:p>
          </table:table-cell>
          <table:table-cell office:value-type="string" table:style-name="ce48">
            <text:p>Resistência à betalactamase de espectro estendido (ESBL)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2.8</text:p>
          </table:table-cell>
          <table:table-cell office:value-type="string" table:style-name="ce48">
            <text:p>Resistência a outros antibióticos betalactâmicos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3</text:p>
          </table:table-cell>
          <table:table-cell office:value-type="string" table:style-name="ce48">
            <text:p>Resistência a outros antibióticos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3.0</text:p>
          </table:table-cell>
          <table:table-cell office:value-type="string" table:style-name="ce48">
            <text:p>Resistência à vancomicina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3.1</text:p>
          </table:table-cell>
          <table:table-cell office:value-type="string" table:style-name="ce48">
            <text:p>Resistência a outros antibióticos relacionados à vancomicina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3.2</text:p>
          </table:table-cell>
          <table:table-cell office:value-type="string" table:style-name="ce48">
            <text:p>Resistência às quinolonas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3.7</text:p>
          </table:table-cell>
          <table:table-cell office:value-type="string" table:style-name="ce48">
            <text:p>Resistência a múltiplos antibióticos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3.8</text:p>
          </table:table-cell>
          <table:table-cell office:value-type="string" table:style-name="ce48">
            <text:p>Resistência a outro antibiótico único especificado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3.9</text:p>
          </table:table-cell>
          <table:table-cell office:value-type="string" table:style-name="ce48">
            <text:p>Resistência a antibiótico não especificado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4</text:p>
          </table:table-cell>
          <table:table-cell office:value-type="string" table:style-name="ce48">
            <text:p>Resistência a outros antimicrobianos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4.0</text:p>
          </table:table-cell>
          <table:table-cell office:value-type="string" table:style-name="ce48">
            <text:p>Resistência ao(s) medicamento(s) antiparasitário(s)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4.1</text:p>
          </table:table-cell>
          <table:table-cell office:value-type="string" table:style-name="ce48">
            <text:p>Resistência ao(s) medicamento(s) antifúngico(s)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4.2</text:p>
          </table:table-cell>
          <table:table-cell office:value-type="string" table:style-name="ce48">
            <text:p>Resistência ao(s) medicamento(s) antiviral(is)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4.3</text:p>
          </table:table-cell>
          <table:table-cell office:value-type="string" table:style-name="ce48">
            <text:p>Resistência ao(s) medicamento(s) tuberculostático(s)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4.7</text:p>
          </table:table-cell>
          <table:table-cell office:value-type="string" table:style-name="ce48">
            <text:p>Resistência a múltiplos antimicrobianos<text:s/></text:p>
          </table:table-cell>
          <table:table-cell table:style-name="ce40"/>
          <table:table-cell table:number-columns-repeated="16381"/>
        </table:table-row>
        <table:table-row table:style-name="ro1">
          <table:table-cell office:value-type="string" table:style-name="ce62">
            <text:p>U84.8</text:p>
          </table:table-cell>
          <table:table-cell office:value-type="string" table:style-name="ce48">
            <text:p>Resistência a outro medicamento antimicrobiano especificado</text:p>
          </table:table-cell>
          <table:table-cell table:style-name="ce40"/>
          <table:table-cell table:number-columns-repeated="16381"/>
        </table:table-row>
        <table:table-row table:style-name="ro2">
          <table:table-cell office:value-type="string" table:style-name="ce64">
            <text:p>U84.9</text:p>
          </table:table-cell>
          <table:table-cell office:value-type="string" table:style-name="ce57">
            <text:p>Resistência a antimicrobianos não especificados</text:p>
          </table:table-cell>
          <table:table-cell table:style-name="ce40"/>
          <table:table-cell table:number-columns-repeated="16381"/>
        </table:table-row>
        <table:table-row table:number-rows-repeated="1048127" table:style-name="ro1">
          <table:table-cell table:number-columns-repeated="16384"/>
        </table:table-row>
        <table:named-expressions>
          <table:named-range table:name="Print_Titles" table:cell-range-address="ALTERAÇÃO_DESCRIÇÃO.$A$3:ALTERAÇÃO_DESCRIÇÃO.$XFD$3" table:base-cell-address="ALTERAÇÃO_DESCRIÇÃO.$A$1"/>
        </table:named-expressions>
      </table:table>
      <table:table table:name="INCLUSÃO_SUBCATEGORIA" table:style-name="ta2">
        <table:table-column table:style-name="co4" table:default-cell-style-name="ce1"/>
        <table:table-column table:style-name="co5" table:number-columns-repeated="16383" table:default-cell-style-name="ce1"/>
        <table:table-row table:style-name="ro2">
          <table:table-cell office:value-type="string" table:number-columns-spanned="2" table:number-rows-spanned="1" table:style-name="ce69">
            <text:p><text:span text:style-name="T5">LISTA DE<text:s/></text:span><text:span text:style-name="T8">CATEGORIAS COM INCLUSÃO</text:span><text:s/>DE SUBCATEGORIAS CID 10ª VERSÃO 2019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8">
            <text:p>CATEGORIA</text:p>
          </table:table-cell>
          <table:table-cell office:value-type="string" table:style-name="ce19">
            <text:p>SUBCATEGORIA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2" table:style-name="ce81">
            <text:p>C80<text:span text:style-name="T10">- Neoplasia maligna, sem especificação de localização</text:span></text:p>
          </table:table-cell>
          <table:table-cell office:value-type="string" table:style-name="ce7">
            <text:p>C80.0<text:span text:style-name="T10">-Neoplasia maligna de localização primária desconhecida, assim descrita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8">
            <text:p>C80.9<text:span text:style-name="T10">-Neoplasia maligna de localização primária não especificada</text:span>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80">
            <text:p>I48-<text:s/><text:span text:style-name="T10">"Flutter" e fibrilacao atrial</text:span><text:s text:c="2"/></text:p>
          </table:table-cell>
          <table:table-cell office:value-type="string" table:style-name="ce7">
            <text:p>I48.0-<text:s/><text:span text:style-name="T10">Fibrilação atrial paroxística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I48.1-<text:s/><text:span text:style-name="T10">Fibrilação atrial persistente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I48.2-<text:s/><text:span text:style-name="T10">Fibrilação atrial crônica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I48.3-<text:s/><text:span text:style-name="T10">“Flutter” atrial típico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I48.4-<text:s/><text:span text:style-name="T10">“Flutter” atrial atípico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8">
            <text:p>I48.9-<text:s/><text:span text:style-name="T10">“Flutter” e fibrilação atrial não especificados</text:span>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5" table:style-name="ce80">
            <text:p>L89-<text:s/><text:span text:style-name="T10">Úlcera de decúbito e área de pressão</text:span></text:p>
          </table:table-cell>
          <table:table-cell office:value-type="string" table:style-name="ce7">
            <text:p>L89.0<text:span text:style-name="T10">- Úlcera de decúbito e área de pressão, estádio I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L89.1<text:span text:style-name="T10">- Úlcera de decúbito, estádio II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L89.2<text:span text:style-name="T10">- Úlcera de decúbito, estádio III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L89.3<text:span text:style-name="T10">- Úlcera de decúbito, estádio IV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8">
            <text:p>L89.9<text:span text:style-name="T10">- Úlcera de decúbito e área de pressão, não especificada</text:span></text:p>
          </table:table-cell>
          <table:table-cell table:number-columns-repeated="16382"/>
        </table:table-row>
        <table:table-row table:style-name="ro3">
          <table:table-cell office:value-type="string" table:number-columns-spanned="1" table:number-rows-spanned="3" table:style-name="ce81">
            <text:p>O96-<text:s/><text:span text:style-name="T10">Morte, por qualquer causa obstétrica, que ocorre depois de 42 dias, mas antes de um ano, após o parto</text:span><text:s text:c="5"/></text:p>
          </table:table-cell>
          <table:table-cell office:value-type="string" table:style-name="ce7">
            <text:p>O96.0<text:span text:style-name="T10">- Morte materna que ocorre depois de 42 dias, mas antes de um ano, após o parto, devida a causa obstétrica direta</text:span></text:p>
          </table:table-cell>
          <table:table-cell table:number-columns-repeated="16382"/>
        </table:table-row>
        <table:table-row table:style-name="ro3">
          <table:covered-table-cell/>
          <table:table-cell office:value-type="string" table:style-name="ce7">
            <text:p>O96.1<text:span text:style-name="T10">- Morte materna que ocorre depois de 42 dias, mas antes de um ano, após o parto, devida a causa obstétrica indireta</text:span></text:p>
          </table:table-cell>
          <table:table-cell table:number-columns-repeated="16382"/>
        </table:table-row>
        <table:table-row table:style-name="ro4">
          <table:covered-table-cell/>
          <table:table-cell office:value-type="string" table:style-name="ce8">
            <text:p>O96.9<text:span text:style-name="T10">- Morte materna que ocorre depois de 42 dias, mas antes de um ano, após o parto, devida a causa obstétrica não especificada</text:span>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81">
            <text:p>O97-<text:s/><text:span text:style-name="T10">Morte materna por sequelas de causas obstétricas</text:span><text:s text:c="2"/></text:p>
          </table:table-cell>
          <table:table-cell office:value-type="string" table:style-name="ce7">
            <text:p>O97.0<text:span text:style-name="T10">- Morte materna por sequelas de causa obstétrica direta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7">
            <text:p>O97.1<text:span text:style-name="T10">- Morte materna por sequelas de causa obstétrica indireta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8">
            <text:p>O97.9<text:span text:style-name="T10">- Morte materna por sequelas de causa obstétrica não especificada</text:span>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81">
            <text:p>R17<text:span text:style-name="T10">- Hiperbilirubinemia, com ou sem icterícia não classificada em outra parte (NCOP), Ictericia não especificada<text:s text:c="3"/></text:span></text:p>
          </table:table-cell>
          <table:table-cell office:value-type="string" table:style-name="ce7">
            <text:p>R17.0<text:span text:style-name="T10">- Hiperbilirubinemia com menção de icterícia NCOP</text:span></text:p>
          </table:table-cell>
          <table:table-cell table:number-columns-repeated="16382"/>
        </table:table-row>
        <table:table-row table:style-name="ro5">
          <table:covered-table-cell/>
          <table:table-cell office:value-type="string" table:style-name="ce8">
            <text:p>R17.9<text:span text:style-name="T10">- Hiperbilirubinemia sem menção de icterícia NCOP</text:span>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80">
            <text:p>R95-<text:span text:style-name="T10">Sindrome da morte súbita na infância</text:span><text:s text:c="3"/></text:p>
          </table:table-cell>
          <table:table-cell office:value-type="string" table:style-name="ce7">
            <text:p>R95.0<text:span text:style-name="T10">- Síndrome da morte súbita na infância, com menção de autópsia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8">
            <text:p>R95.9<text:span text:style-name="T10">- Síndrome da morte súbita na infância, sem menção de autópsia</text:span>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DE_PARA" table:style-name="ta3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number-columns-spanned="2" table:number-rows-spanned="1" table:style-name="ce77">
            <text:p>LISTA<text:s/><text:span text:style-name="T8">DE-PARA DE CÓDIGOS EXCLUÍDOS -</text:span><text:s/>CID 10ª VERSÃO 2019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18">
            <text:p>CÓDIGO EXCLUÍDO</text:p>
          </table:table-cell>
          <table:table-cell office:value-type="string" table:style-name="ce19">
            <text:p>NOVO CÓDIGO/CATEGORIA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5" table:style-name="ce82">
            <text:p>A90<text:span text:style-name="T10">- Dengue [dengue clássico ]<text:s text:c="24"/></text:span></text:p>
          </table:table-cell>
          <table:table-cell office:value-type="string" table:style-name="ce9">
            <text:p>A97<text:span text:style-name="T10">- Dengue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A97.0<text:span text:style-name="T10">- <text:s/>Dengue sem sinais de alerta<text:s text:c="2"/>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A97.1<text:span text:style-name="T10">- Dengue com sinais de alerta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A97.2<text:span text:style-name="T10">- Dengue grave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2">
            <text:p>A97.9<text:span text:style-name="T10">- Dengue, não especificada</text:span>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5" table:style-name="ce82">
            <text:p>A91<text:span text:style-name="T10">- Febre hemorrágica devida ao vírus do dengue<text:s text:c="30"/></text:span></text:p>
          </table:table-cell>
          <table:table-cell office:value-type="string" table:style-name="ce9">
            <text:p>A97<text:span text:style-name="T10">- Dengue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A97.0<text:span text:style-name="T10">- <text:s/>Dengue sem sinais de alerta<text:s text:c="2"/>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A97.1<text:span text:style-name="T10">- Dengue com sinais de alerta</text:span>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9">
            <text:p>A97.2<text:span text:style-name="T10">- Dengue grave</text:span>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9">
            <text:p>A97.9<text:span text:style-name="T10">- Dengue, não especificada</text:span></text:p>
          </table:table-cell>
          <table:table-cell table:number-columns-repeated="16382"/>
        </table:table-row>
        <table:table-row table:style-name="ro1">
          <table:table-cell office:value-type="string" table:style-name="ce16">
            <text:p>U80<text:span text:style-name="T10">- Agente resistente a penicilina e antibióticos relacionados<text:s text:c="18"/></text:span></text:p>
          </table:table-cell>
          <table:table-cell office:value-type="string" table:style-name="ce27">
            <text:p>U82<text:span text:style-name="T10">- Resistência a antibióticos betalactâmicos</text:span>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U80.0<text:span text:style-name="T10">- Agente resistente a penicilina e antibióticos relacionados<text:s text:c="24"/></text:span></text:p>
          </table:table-cell>
          <table:table-cell office:value-type="string" table:style-name="ce9">
            <text:p>U82.0<text:span text:style-name="T10">- Resistência à penicilina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80.1<text:span text:style-name="T10">- Agente resistente a meticilina<text:s text:c="24"/></text:span></text:p>
          </table:table-cell>
          <table:table-cell office:value-type="string" table:style-name="ce9">
            <text:p>U82.1<text:span text:style-name="T10">- Resistência a meticilina</text:span>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U80.8<text:span text:style-name="T10">- Agente resistente a outro antibiótico relacionado a penicilina<text:s text:c="2"/></text:span></text:p>
          </table:table-cell>
          <table:table-cell office:value-type="string" table:style-name="ce9">
            <text:p>U82.2<text:span text:style-name="T10">- Resistência à betalactamase de espectro estendido (ESBL)</text:span>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U81<text:span text:style-name="T10">- <text:s/>Agente resistente a vancomicina e antibióticos relacionados<text:s text:c="24"/></text:span></text:p>
          </table:table-cell>
          <table:table-cell office:value-type="string" table:style-name="ce9">
            <text:p>U82.8<text:span text:style-name="T10">- Resistência a outros antibióticos betalactâmicos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81.0<text:span text:style-name="T10">- Agente resistente a vancomicina<text:s text:c="28"/></text:span></text:p>
          </table:table-cell>
          <table:table-cell office:value-type="string" table:style-name="ce9">
            <text:p>U82.9<text:span text:style-name="T10">- Resistência a antibióticos betalactâmicos, não especificados</text:span>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U81.8<text:span text:style-name="T10">- Agente resistente a outros antibióticos relacionados a vancomicina<text:s text:c="4"/></text:span></text:p>
          </table:table-cell>
          <table:table-cell office:value-type="string" table:style-name="ce9">
            <text:p>U85<text:span text:style-name="T10">- Resistência a drogas antineoplásicas</text:span>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U88<text:span text:style-name="T10">- Agente resistente à vancomicina<text:s text:c="7"/></text:span>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10">
            <text:p>U89<text:span text:style-name="T10">- <text:s/>Agente resistente a outro antibiótico especificado<text:s text:c="11"/></text:span>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0">
            <text:p>U89.8<text:span text:style-name="T10">- <text:s text:c="2"/>Agente resistente a outro antibiótico especificado<text:s text:c="23"/></text:span></text:p>
          </table:table-cell>
          <table:table-cell table:style-name="ce14"/>
          <table:table-cell table:number-columns-repeated="16382"/>
        </table:table-row>
        <table:table-row table:style-name="ro2">
          <table:table-cell office:value-type="string" table:style-name="ce11">
            <text:p>U89.9<text:span text:style-name="T10">- Agente resistente a antibiótico não especificado<text:s text:c="4"/></text:span></text:p>
          </table:table-cell>
          <table:table-cell table:style-name="ce15"/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EXCLUSÃO" table:style-name="ta4">
        <table:table-column table:style-name="co8" table:default-cell-style-name="ce2"/>
        <table:table-column table:style-name="co9" table:default-cell-style-name="ce2"/>
        <table:table-column table:style-name="co3" table:number-columns-repeated="16382" table:default-cell-style-name="ce2"/>
        <table:table-row table:style-name="ro2">
          <table:table-cell office:value-type="string" table:number-columns-spanned="2" table:number-rows-spanned="1" table:style-name="ce78">
            <text:p>LISTA DE<text:s/><text:span text:style-name="T8">CÓDIGOS EXCLUÍDOS</text:span><text:s/>- CID 10ª VERSÃO 2019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37">
            <text:p>CATEGORIA CÓDIGO</text:p>
          </table:table-cell>
          <table:table-cell office:value-type="string" table:style-name="ce39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90<text:s text:c="26"/></text:p>
          </table:table-cell>
          <table:table-cell office:value-type="string" table:style-name="ce38">
            <text:p>Dengue [dengue classico]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A91<text:s text:c="26"/></text:p>
          </table:table-cell>
          <table:table-cell office:value-type="string" table:style-name="ce29">
            <text:p>Febre hemorragica devida ao virus do dengue<text:s text:c="23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B59<text:s text:c="26"/></text:p>
          </table:table-cell>
          <table:table-cell office:value-type="string" table:style-name="ce29">
            <text:p>Pneumocistose<text:s text:c="26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83.2<text:s text:c="24"/></text:p>
          </table:table-cell>
          <table:table-cell office:value-type="string" table:style-name="ce29">
            <text:p>Misto, de pequenas e grandes celulas (difuso)<text:s text:c="235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83.4<text:s text:c="24"/></text:p>
          </table:table-cell>
          <table:table-cell office:value-type="string" table:style-name="ce29">
            <text:p>Imunoblastico (difuso)<text:s text:c="25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83.6<text:s text:c="24"/></text:p>
          </table:table-cell>
          <table:table-cell office:value-type="string" table:style-name="ce29">
            <text:p>Indiferenciado (difuso)<text:s text:c="25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84.2<text:s text:c="24"/></text:p>
          </table:table-cell>
          <table:table-cell office:value-type="string" table:style-name="ce29">
            <text:p>Linfoma da zona T<text:s text:c="263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84.3<text:s text:c="24"/></text:p>
          </table:table-cell>
          <table:table-cell office:value-type="string" table:style-name="ce29">
            <text:p>Linfoma linfoepitelioide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85.0<text:s text:c="24"/></text:p>
          </table:table-cell>
          <table:table-cell office:value-type="string" table:style-name="ce29">
            <text:p>Linfossarcoma<text:s text:c="26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88.1<text:s text:c="24"/></text:p>
          </table:table-cell>
          <table:table-cell office:value-type="string" table:style-name="ce29">
            <text:p>Doenca de cadeia pesada alfa<text:s text:c="25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91.2<text:s text:c="24"/></text:p>
          </table:table-cell>
          <table:table-cell office:value-type="string" table:style-name="ce29">
            <text:p>Leucemia linfocitica subaguda<text:s text:c="25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93.2<text:s text:c="24"/></text:p>
          </table:table-cell>
          <table:table-cell office:value-type="string" table:style-name="ce29">
            <text:p>Leucemia monocitica subaguda<text:s text:c="25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94.1<text:s text:c="24"/></text:p>
          </table:table-cell>
          <table:table-cell office:value-type="string" table:style-name="ce29">
            <text:p>Eritremia cronica<text:s text:c="263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94.5<text:s text:c="24"/></text:p>
          </table:table-cell>
          <table:table-cell office:value-type="string" table:style-name="ce29">
            <text:p>Mielofibrose aguda<text:s text:c="26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95.2<text:s text:c="24"/></text:p>
          </table:table-cell>
          <table:table-cell office:value-type="string" table:style-name="ce29">
            <text:p>Leucemia subaguda de tipo celular nao especificado<text:s text:c="23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96.1<text:s text:c="24"/></text:p>
          </table:table-cell>
          <table:table-cell office:value-type="string" table:style-name="ce29">
            <text:p>Histiocitose maligna<text:s text:c="26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C96.3<text:s text:c="24"/></text:p>
          </table:table-cell>
          <table:table-cell office:value-type="string" table:style-name="ce29">
            <text:p>Linfoma histiocitico verdadeiro<text:s text:c="24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46.3<text:s text:c="24"/></text:p>
          </table:table-cell>
          <table:table-cell office:value-type="string" table:style-name="ce29">
            <text:p>Anemia refrataria com excesso de blastos com transformacao<text:s text:c="22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75.2<text:s text:c="24"/></text:p>
          </table:table-cell>
          <table:table-cell office:value-type="string" table:style-name="ce29">
            <text:p>Trombocitose essencial<text:s text:c="25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D76.0<text:s text:c="24"/></text:p>
          </table:table-cell>
          <table:table-cell office:value-type="string" table:style-name="ce29">
            <text:p>Histiocitose das celulas de Langerhans nao classificadas em outra parte<text:s text:c="20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G56.4<text:s text:c="24"/></text:p>
          </table:table-cell>
          <table:table-cell office:value-type="string" table:style-name="ce29">
            <text:p>Causalgia<text:s text:c="27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G90.3<text:s text:c="24"/></text:p>
          </table:table-cell>
          <table:table-cell office:value-type="string" table:style-name="ce29">
            <text:p>Degeneracao multissistemica<text:s text:c="253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H54.7<text:s text:c="24"/></text:p>
          </table:table-cell>
          <table:table-cell office:value-type="string" table:style-name="ce29">
            <text:p>Perda nao especificada da visao<text:s text:c="24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<text:s text:c="26"/></text:p>
          </table:table-cell>
          <table:table-cell office:value-type="string" table:style-name="ce29">
            <text:p>Hemorroidas<text:s text:c="26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0<text:s text:c="24"/></text:p>
          </table:table-cell>
          <table:table-cell office:value-type="string" table:style-name="ce29">
            <text:p>Hemorroidas internas trombosadas<text:s text:c="24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1<text:s text:c="24"/></text:p>
          </table:table-cell>
          <table:table-cell office:value-type="string" table:style-name="ce29">
            <text:p>Hemorroidas internas com outras complicacoes<text:s text:c="23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2<text:s text:c="24"/></text:p>
          </table:table-cell>
          <table:table-cell office:value-type="string" table:style-name="ce29">
            <text:p>Hemorroidas internas sem complicacoes<text:s text:c="243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3<text:s text:c="24"/></text:p>
          </table:table-cell>
          <table:table-cell office:value-type="string" table:style-name="ce29">
            <text:p>Hemorroidas externas trombosadas<text:s text:c="24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4<text:s text:c="24"/></text:p>
          </table:table-cell>
          <table:table-cell office:value-type="string" table:style-name="ce29">
            <text:p>Hemorroidas externas com outras complicacoes<text:s text:c="23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5<text:s text:c="24"/></text:p>
          </table:table-cell>
          <table:table-cell office:value-type="string" table:style-name="ce29">
            <text:p>Hemorroidas externas sem complicacao<text:s text:c="244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6<text:s text:c="24"/></text:p>
          </table:table-cell>
          <table:table-cell office:value-type="string" table:style-name="ce29">
            <text:p>Plicomas hemorroidarios residuais<text:s text:c="24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7<text:s text:c="24"/></text:p>
          </table:table-cell>
          <table:table-cell office:value-type="string" table:style-name="ce29">
            <text:p>Hemorroidas trombosadas, nao especificadas<text:s text:c="23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8<text:s text:c="24"/></text:p>
          </table:table-cell>
          <table:table-cell office:value-type="string" table:style-name="ce29">
            <text:p>Hemorroidas nao especificadas com outras complicacoes<text:s text:c="22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I84.9<text:s text:c="24"/></text:p>
          </table:table-cell>
          <table:table-cell office:value-type="string" table:style-name="ce29">
            <text:p>Hemorroidas sem complicacoes, nao especificadas<text:s text:c="233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K35.0<text:s text:c="24"/></text:p>
          </table:table-cell>
          <table:table-cell office:value-type="string" table:style-name="ce29">
            <text:p>Apendicite aguda com peritonite generalizada<text:s text:c="23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K35.1<text:s text:c="24"/></text:p>
          </table:table-cell>
          <table:table-cell office:value-type="string" table:style-name="ce29">
            <text:p>Apendicite aguda com abscesso peritonial<text:s text:c="24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K35.9<text:s text:c="24"/></text:p>
          </table:table-cell>
          <table:table-cell office:value-type="string" table:style-name="ce29">
            <text:p>Apendicite aguda sem outra especificacao<text:s text:c="24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K51.1<text:s text:c="24"/></text:p>
          </table:table-cell>
          <table:table-cell office:value-type="string" table:style-name="ce29">
            <text:p>Ileocolite ulcerativa (cronica)<text:s text:c="24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K58.0<text:s text:c="24"/></text:p>
          </table:table-cell>
          <table:table-cell office:value-type="string" table:style-name="ce29">
            <text:p>Sindrome do colon irritavel com diarreia<text:s text:c="24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K58.9<text:s text:c="24"/></text:p>
          </table:table-cell>
          <table:table-cell office:value-type="string" table:style-name="ce29">
            <text:p>Sindrome do colon irritavel sem diarreia<text:s text:c="24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L41.2<text:s text:c="24"/></text:p>
          </table:table-cell>
          <table:table-cell office:value-type="string" table:style-name="ce29">
            <text:p>Papulose linfomatoide<text:s text:c="25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M31.2<text:s text:c="24"/></text:p>
          </table:table-cell>
          <table:table-cell office:value-type="string" table:style-name="ce29">
            <text:p>Granuloma da linha media letal<text:s text:c="25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N18.0<text:s text:c="24"/></text:p>
          </table:table-cell>
          <table:table-cell office:value-type="string" table:style-name="ce29">
            <text:p>Doenca renal em estadio final<text:s text:c="25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N18.8<text:s text:c="24"/></text:p>
          </table:table-cell>
          <table:table-cell office:value-type="string" table:style-name="ce29">
            <text:p>Outra insuficiencia renal cronica<text:s text:c="24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<text:s text:c="26"/></text:p>
          </table:table-cell>
          <table:table-cell office:value-type="string" table:style-name="ce29">
            <text:p>Uso emergencial de U06<text:s text:c="25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0<text:s text:c="24"/></text:p>
          </table:table-cell>
          <table:table-cell office:value-type="string" table:style-name="ce29">
            <text:p>Uso emergencial de U06.0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1<text:s text:c="24"/></text:p>
          </table:table-cell>
          <table:table-cell office:value-type="string" table:style-name="ce29">
            <text:p>Uso emergencial de U06.1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2<text:s text:c="24"/></text:p>
          </table:table-cell>
          <table:table-cell office:value-type="string" table:style-name="ce29">
            <text:p>Uso emergencial de U06.2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3<text:s text:c="24"/></text:p>
          </table:table-cell>
          <table:table-cell office:value-type="string" table:style-name="ce29">
            <text:p>Uso emergencial de U06.3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4<text:s text:c="24"/></text:p>
          </table:table-cell>
          <table:table-cell office:value-type="string" table:style-name="ce29">
            <text:p>Uso emergencial de U06.4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5<text:s text:c="24"/></text:p>
          </table:table-cell>
          <table:table-cell office:value-type="string" table:style-name="ce29">
            <text:p>Uso emergencial de U06.5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6<text:s text:c="24"/></text:p>
          </table:table-cell>
          <table:table-cell office:value-type="string" table:style-name="ce29">
            <text:p>Uso emergencial de U06.6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7<text:s text:c="24"/></text:p>
          </table:table-cell>
          <table:table-cell office:value-type="string" table:style-name="ce29">
            <text:p>Uso emergencial de U06.7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8<text:s text:c="24"/></text:p>
          </table:table-cell>
          <table:table-cell office:value-type="string" table:style-name="ce29">
            <text:p>Uso emergencial de U06.8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06.9<text:s text:c="24"/></text:p>
          </table:table-cell>
          <table:table-cell office:value-type="string" table:style-name="ce29">
            <text:p>Uso emergencial de U06.9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07.3<text:s text:c="24"/></text:p>
          </table:table-cell>
          <table:table-cell office:value-type="string" table:style-name="ce31">
            <text:p>Uso emergencial de U07.3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07.4<text:s text:c="24"/></text:p>
          </table:table-cell>
          <table:table-cell office:value-type="string" table:style-name="ce31">
            <text:p>Uso emergencial de U07.4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07.5<text:s text:c="24"/></text:p>
          </table:table-cell>
          <table:table-cell office:value-type="string" table:style-name="ce31">
            <text:p>Uso emergencial de U07.5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07.6<text:s text:c="24"/></text:p>
          </table:table-cell>
          <table:table-cell office:value-type="string" table:style-name="ce31">
            <text:p>Uso emergencial de U07.6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07.7<text:s text:c="24"/></text:p>
          </table:table-cell>
          <table:table-cell office:value-type="string" table:style-name="ce31">
            <text:p>Uso emergencial de U07.7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07.8<text:s text:c="24"/></text:p>
          </table:table-cell>
          <table:table-cell office:value-type="string" table:style-name="ce31">
            <text:p>Uso emergencial de U07.8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07.9<text:s text:c="24"/></text:p>
          </table:table-cell>
          <table:table-cell office:value-type="string" table:style-name="ce31">
            <text:p>Uso emergencial de U07.9<text:s text:c="256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0<text:s text:c="26"/></text:p>
          </table:table-cell>
          <table:table-cell office:value-type="string" table:style-name="ce29">
            <text:p>Agente resistente a penicilina e antibióticos relacionados<text:s text:c="22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0.0<text:s text:c="24"/></text:p>
          </table:table-cell>
          <table:table-cell office:value-type="string" table:style-name="ce29">
            <text:p>Agente resistente a penicilina e antibióticos relacionados<text:s text:c="22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0.1<text:s text:c="24"/></text:p>
          </table:table-cell>
          <table:table-cell office:value-type="string" table:style-name="ce29">
            <text:p>Agente resistente a meticilina<text:s text:c="25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0.8<text:s text:c="24"/></text:p>
          </table:table-cell>
          <table:table-cell office:value-type="string" table:style-name="ce29">
            <text:p>Agente resistente a outro antibiótico relacionado a penicilina<text:s text:c="21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1<text:s text:c="26"/></text:p>
          </table:table-cell>
          <table:table-cell office:value-type="string" table:style-name="ce29">
            <text:p>Agente resistente a vancomicina e antibióticos relacionados<text:s text:c="22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1.0<text:s text:c="24"/></text:p>
          </table:table-cell>
          <table:table-cell office:value-type="string" table:style-name="ce29">
            <text:p>Agente resistente a vancomicina<text:s text:c="24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1.8<text:s text:c="24"/></text:p>
          </table:table-cell>
          <table:table-cell office:value-type="string" table:style-name="ce29">
            <text:p>Agente resistente a outros antibióticos relacionados a vancomicina<text:s text:c="214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8<text:s text:c="26"/></text:p>
          </table:table-cell>
          <table:table-cell office:value-type="string" table:style-name="ce29">
            <text:p>Agente resistente à vancomicina<text:s text:c="24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9<text:s text:c="26"/></text:p>
          </table:table-cell>
          <table:table-cell office:value-type="string" table:style-name="ce29">
            <text:p>Agente resistente a outro antibiotico especificado<text:s text:c="225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9.8<text:s text:c="24"/></text:p>
          </table:table-cell>
          <table:table-cell office:value-type="string" table:style-name="ce29">
            <text:p>Agente resistente a outro antibiotico especificado<text:s text:c="225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U89.9<text:s text:c="24"/></text:p>
          </table:table-cell>
          <table:table-cell office:value-type="string" table:style-name="ce29">
            <text:p>Agente resistente a antibiotico nao especificado<text:s text:c="23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W26.1<text:s text:c="24"/></text:p>
          </table:table-cell>
          <table:table-cell office:value-type="string" table:style-name="ce29">
            <text:p>Contato com faca, espada e punhal - habitacao coletiva<text:s text:c="226"/>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W26.2<text:s text:c="24"/></text:p>
          </table:table-cell>
          <table:table-cell office:value-type="string" table:style-name="ce33">
            <text:p>Contato com faca, espada e punhal - escolas, outras instituicoes e areas de administracao publica<text:s text:c="183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W26.3<text:s text:c="24"/></text:p>
          </table:table-cell>
          <table:table-cell office:value-type="string" table:style-name="ce29">
            <text:p>Contato com faca, espada e punhal - area para a pratica de esportes e atletismo<text:s text:c="20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W26.4<text:s text:c="24"/></text:p>
          </table:table-cell>
          <table:table-cell office:value-type="string" table:style-name="ce29">
            <text:p>Contato com faca, espada e punhal - rua e estrada<text:s text:c="23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W26.5<text:s text:c="24"/></text:p>
          </table:table-cell>
          <table:table-cell office:value-type="string" table:style-name="ce29">
            <text:p>Contato com faca, espada e punhal - areas de comercio e de servicos<text:s text:c="213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W26.6<text:s text:c="24"/></text:p>
          </table:table-cell>
          <table:table-cell office:value-type="string" table:style-name="ce29">
            <text:p>Contato com faca, espada e punhal - areas industriais e em construcao<text:s text:c="21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W26.7<text:s text:c="24"/></text:p>
          </table:table-cell>
          <table:table-cell office:value-type="string" table:style-name="ce29">
            <text:p>Contato com faca, espada e punhal - fazenda<text:s text:c="23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34.2<text:s text:c="24"/></text:p>
          </table:table-cell>
          <table:table-cell office:value-type="string" table:style-name="ce29">
            <text:p>Vitima de terremoto - escolas, outras instituicoes e areas de administracao publica<text:s text:c="19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34.3<text:s text:c="24"/></text:p>
          </table:table-cell>
          <table:table-cell office:value-type="string" table:style-name="ce29">
            <text:p>Vitima de terremoto - area para a pratica de esportes e atletismo<text:s text:c="215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34.4<text:s text:c="24"/></text:p>
          </table:table-cell>
          <table:table-cell office:value-type="string" table:style-name="ce29">
            <text:p>Vitima de terremoto - rua e estrada<text:s text:c="245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34.5<text:s text:c="24"/></text:p>
          </table:table-cell>
          <table:table-cell office:value-type="string" table:style-name="ce29">
            <text:p>Vitima de terremoto - areas de comercio e de servicos<text:s text:c="227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34.6<text:s text:c="24"/></text:p>
          </table:table-cell>
          <table:table-cell office:value-type="string" table:style-name="ce29">
            <text:p>Vitima de terremoto - areas industriais e em construcao<text:s text:c="225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34.7<text:s text:c="24"/></text:p>
          </table:table-cell>
          <table:table-cell office:value-type="string" table:style-name="ce29">
            <text:p>Vitima de terremoto - fazenda<text:s text:c="251"/>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X47.5<text:s text:c="24"/></text:p>
          </table:table-cell>
          <table:table-cell office:value-type="string" table:style-name="ce33">
            <text:p>Intoxicacao acidental por e exposicao a outros gases e vapores - areas de comercio e de servicos<text:s text:c="184"/></text:p>
          </table:table-cell>
          <table:table-cell table:number-columns-repeated="16382"/>
        </table:table-row>
        <table:table-row table:style-name="ro1">
          <table:table-cell office:value-type="string" table:style-name="ce32">
            <text:p>X47.6<text:s text:c="24"/></text:p>
          </table:table-cell>
          <table:table-cell office:value-type="string" table:style-name="ce33">
            <text:p>Intoxicacao acidental por e exposicao a outros gases e vapores - areas industriais e em construcao<text:s text:c="182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47.7<text:s text:c="24"/></text:p>
          </table:table-cell>
          <table:table-cell office:value-type="string" table:style-name="ce29">
            <text:p>Intoxicacao acidental por e exposicao a outros gases e vapores - fazenda<text:s text:c="20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67.5<text:s text:c="24"/></text:p>
          </table:table-cell>
          <table:table-cell office:value-type="string" table:style-name="ce29">
            <text:p>Autointoxicacao intencional por outros gases e vapores - areas de comercio e de servicos<text:s text:c="191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67.6<text:s text:c="24"/></text:p>
          </table:table-cell>
          <table:table-cell office:value-type="string" table:style-name="ce29">
            <text:p>Autointoxicacao intencional por outros gases e vapores - areas industriais e em construcao<text:s text:c="189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67.7<text:s text:c="24"/></text:p>
          </table:table-cell>
          <table:table-cell office:value-type="string" table:style-name="ce29">
            <text:p>Autointoxicacao intencional por outros gases e vapores - fazenda<text:s text:c="215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88.5<text:s text:c="24"/></text:p>
          </table:table-cell>
          <table:table-cell office:value-type="string" table:style-name="ce29">
            <text:p>Agressao por meio de gases e vapores - areas de comercio e de servicos<text:s text:c="210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88.6<text:s text:c="24"/></text:p>
          </table:table-cell>
          <table:table-cell office:value-type="string" table:style-name="ce29">
            <text:p>Agressao por meio de gases e vapores - areas industriais e em construcao<text:s text:c="208"/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X88.7<text:s text:c="24"/></text:p>
          </table:table-cell>
          <table:table-cell office:value-type="string" table:style-name="ce29">
            <text:p>Agressao por meio de gases e vapores - fazenda<text:s text:c="234"/></text:p>
          </table:table-cell>
          <table:table-cell table:number-columns-repeated="16382"/>
        </table:table-row>
        <table:table-row table:style-name="ro3">
          <table:table-cell office:value-type="string" table:style-name="ce32">
            <text:p>Y17.5<text:s text:c="24"/></text:p>
          </table:table-cell>
          <table:table-cell office:value-type="string" table:style-name="ce33">
            <text:p>Envenenamento [intoxicacao] por e exposicao a outros gases e vapores, intencao nao determinada - areas de comercio e de servicos<text:s text:c="152"/></text:p>
          </table:table-cell>
          <table:table-cell table:number-columns-repeated="16382"/>
        </table:table-row>
        <table:table-row table:style-name="ro3">
          <table:table-cell office:value-type="string" table:style-name="ce32">
            <text:p>Y17.6<text:s text:c="24"/></text:p>
          </table:table-cell>
          <table:table-cell office:value-type="string" table:style-name="ce33">
            <text:p>Envenenamento [intoxicacao] por e exposicao a outros gases e vapores, intencao nao determinada - areas industriais e em construcao<text:s text:c="150"/></text:p>
          </table:table-cell>
          <table:table-cell table:number-columns-repeated="16382"/>
        </table:table-row>
        <table:table-row table:style-name="ro2">
          <table:table-cell office:value-type="string" table:style-name="ce34">
            <text:p>Y17.7<text:s text:c="24"/></text:p>
          </table:table-cell>
          <table:table-cell office:value-type="string" table:style-name="ce35">
            <text:p>Envenenamento [intoxicacao] por e exposicao a outros gases e vapores, intencao nao determinada - fazenda<text:s text:c="176"/></text:p>
          </table:table-cell>
          <table:table-cell table:number-columns-repeated="16382"/>
        </table:table-row>
        <table:table-row table:style-name="ro1">
          <table:table-cell table:number-columns-repeated="2" table:style-name="ce4"/>
          <table:table-cell table:number-columns-repeated="16382"/>
        </table:table-row>
        <table:table-row table:number-rows-repeated="6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85" table:style-name="ro1">
          <table:table-cell table:number-columns-repeated="2" table:style-name="ce3"/>
          <table:table-cell table:number-columns-repeated="16382"/>
        </table:table-row>
        <table:table-row table:number-rows-repeated="2"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6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53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7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51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74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53" table:style-name="ro1">
          <table:table-cell table:number-columns-repeated="2" table:style-name="ce3"/>
          <table:table-cell table:number-columns-repeated="16382"/>
        </table:table-row>
        <table:table-row table:number-rows-repeated="2"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75" table:style-name="ro1">
          <table:table-cell table:number-columns-repeated="2" table:style-name="ce3"/>
          <table:table-cell table:number-columns-repeated="16382"/>
        </table:table-row>
        <table:table-row table:number-rows-repeated="2"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14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13" table:style-name="ro1">
          <table:table-cell table:number-columns-repeated="2" table:style-name="ce3"/>
          <table:table-cell table:number-columns-repeated="16382"/>
        </table:table-row>
        <table:table-row table:number-rows-repeated="2"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10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3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2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33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2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7" table:style-name="ro1">
          <table:table-cell table:number-columns-repeated="2" table:style-name="ce3"/>
          <table:table-cell table:number-columns-repeated="16382"/>
        </table:table-row>
        <table:table-row table:number-rows-repeated="2"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17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18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3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19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5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25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style-name="ce6"/>
          <table:table-cell table:style-name="ce17"/>
          <table:table-cell table:number-columns-repeated="16382"/>
        </table:table-row>
        <table:table-row table:number-rows-repeated="101" table:style-name="ro1">
          <table:table-cell table:number-columns-repeated="2" table:style-name="ce3"/>
          <table:table-cell table:number-columns-repeated="16382"/>
        </table:table-row>
        <table:table-row table:number-rows-repeated="1047765" table:style-name="ro1">
          <table:table-cell table:number-columns-repeated="16384"/>
        </table:table-row>
        <table:named-expressions>
          <table:named-range table:name="Print_Titles" table:cell-range-address="EXCLUSÃO.$A$2:EXCLUSÃO.$XFD$2" table:base-cell-address="EXCLUSÃO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118110236220472in" fo:margin-right="0.11811023622047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.118110236220472in" fo:margin-right="0.118110236220472in" fo:margin-bottom="0in"/>
      </style:header-style>
      <style:footer-style>
        <style:header-footer-properties fo:min-height="0.078740157480315in" fo:margin-left="0.118110236220472in" fo:margin-right="0.118110236220472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4">
      <style:page-layout-properties fo:margin-top="0.31496062992126in" fo:margin-bottom="0.31496062992126in" fo:margin-left="0.31496062992126in" fo:margin-right="0.3149606299212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.31496062992126in" fo:margin-right="0.31496062992126in" fo:margin-bottom="0in"/>
      </style:header-style>
      <style:footer-style>
        <style:header-footer-properties fo:min-height="0.078740157480315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dc:title/>
    <dc:description/>
    <dc:subject/>
    <meta:initial-creator>Lenice Ishitani</meta:initial-creator>
    <dc:creator>Gabriel Oliveira</dc:creator>
    <meta:creation-date>2022-03-19T17:29:30Z</meta:creation-date>
    <dc:date>2025-06-06T18:47:16Z</dc:date>
  </office:meta>
</office:document-meta>
</file>